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11.642cm" table:align="left"/>
    </style:style>
    <style:style style:name="表46.A" style:family="table-column">
      <style:table-column-properties style:column-width="0.504cm"/>
    </style:style>
    <style:style style:name="表46.B" style:family="table-column">
      <style:table-column-properties style:column-width="1.461cm"/>
    </style:style>
    <style:style style:name="表46.C" style:family="table-column">
      <style:table-column-properties style:column-width="4.838cm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D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5.821cm" fo:margin-left="0.161cm" fo:margin-right="11.019cm" table:align="margins"/>
    </style:style>
    <style:style style:name="表47.A" style:family="table-column">
      <style:table-column-properties style:column-width="2.845cm" style:rel-column-width="32032*"/>
    </style:style>
    <style:style style:name="表47.B" style:family="table-column">
      <style:table-column-properties style:column-width="2.976cm" style:rel-column-width="33503*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B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8.026cm" fo:margin-left="0.161cm" fo:margin-right="8.814cm" table:align="margins"/>
    </style:style>
    <style:style style:name="表48.A" style:family="table-column">
      <style:table-column-properties style:column-width="1.258cm" style:rel-column-width="10269*"/>
    </style:style>
    <style:style style:name="表48.B" style:family="table-column">
      <style:table-column-properties style:column-width="6.768cm" style:rel-column-width="55266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5.821cm" fo:margin-left="0.161cm" fo:margin-right="11.019cm" table:align="margins"/>
    </style:style>
    <style:style style:name="表50.A" style:family="table-column">
      <style:table-column-properties style:column-width="2.845cm" style:rel-column-width="32032*"/>
    </style:style>
    <style:style style:name="表50.B" style:family="table-column">
      <style:table-column-properties style:column-width="2.976cm" style:rel-column-width="33503*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B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9.46cm" table:align="left"/>
    </style:style>
    <style:style style:name="表49.A" style:family="table-column">
      <style:table-column-properties style:column-width="0.838cm"/>
    </style:style>
    <style:style style:name="表49.B" style:family="table-column">
      <style:table-column-properties style:column-width="2.417cm"/>
    </style:style>
    <style:style style:name="表49.C" style:family="table-column">
      <style:table-column-properties style:column-width="6.205cm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C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9.46cm" table:align="left"/>
    </style:style>
    <style:style style:name="表55.A" style:family="table-column">
      <style:table-column-properties style:column-width="0.504cm"/>
    </style:style>
    <style:style style:name="表55.B" style:family="table-column">
      <style:table-column-properties style:column-width="1.461cm"/>
    </style:style>
    <style:style style:name="表55.C" style:family="table-column">
      <style:table-column-properties style:column-width="3.748cm"/>
    </style:style>
    <style:style style:name="表55.D" style:family="table-column">
      <style:table-column-properties style:column-width="3.747cm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D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5.821cm" fo:margin-left="0.161cm" fo:margin-right="11.019cm" table:align="margins"/>
    </style:style>
    <style:style style:name="表56.A" style:family="table-column">
      <style:table-column-properties style:column-width="2.845cm" style:rel-column-width="32032*"/>
    </style:style>
    <style:style style:name="表56.B" style:family="table-column">
      <style:table-column-properties style:column-width="2.976cm" style:rel-column-width="33503*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B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8.026cm" fo:margin-left="0.161cm" fo:margin-right="8.814cm" table:align="margins"/>
    </style:style>
    <style:style style:name="表57.A" style:family="table-column">
      <style:table-column-properties style:column-width="1.258cm" style:rel-column-width="10269*"/>
    </style:style>
    <style:style style:name="表57.B" style:family="table-column">
      <style:table-column-properties style:column-width="6.768cm" style:rel-column-width="55266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9.46cm" table:align="left"/>
    </style:style>
    <style:style style:name="表61.A" style:family="table-column">
      <style:table-column-properties style:column-width="0.838cm"/>
    </style:style>
    <style:style style:name="表61.B" style:family="table-column">
      <style:table-column-properties style:column-width="2.417cm"/>
    </style:style>
    <style:style style:name="表61.C" style:family="table-column">
      <style:table-column-properties style:column-width="6.205cm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C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5.821cm" fo:margin-left="0.161cm" fo:margin-right="11.019cm" table:align="margins"/>
    </style:style>
    <style:style style:name="表59.A" style:family="table-column">
      <style:table-column-properties style:column-width="2.845cm" style:rel-column-width="32032*"/>
    </style:style>
    <style:style style:name="表59.B" style:family="table-column">
      <style:table-column-properties style:column-width="2.976cm" style:rel-column-width="33503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8.026cm" fo:margin-left="0.161cm" fo:margin-right="8.814cm" table:align="margins"/>
    </style:style>
    <style:style style:name="表60.A" style:family="table-column">
      <style:table-column-properties style:column-width="1.258cm" style:rel-column-width="10269*"/>
    </style:style>
    <style:style style:name="表60.B" style:family="table-column">
      <style:table-column-properties style:column-width="6.768cm" style:rel-column-width="55266*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B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9.46cm" table:align="left"/>
    </style:style>
    <style:style style:name="表58.A" style:family="table-column">
      <style:table-column-properties style:column-width="0.838cm"/>
    </style:style>
    <style:style style:name="表58.B" style:family="table-column">
      <style:table-column-properties style:column-width="2.417cm"/>
    </style:style>
    <style:style style:name="表58.C" style:family="table-column">
      <style:table-column-properties style:column-width="6.205cm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C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5.821cm" fo:margin-left="0.161cm" fo:margin-right="11.019cm" table:align="margins"/>
    </style:style>
    <style:style style:name="表62.A" style:family="table-column">
      <style:table-column-properties style:column-width="2.845cm" style:rel-column-width="32032*"/>
    </style:style>
    <style:style style:name="表62.B" style:family="table-column">
      <style:table-column-properties style:column-width="2.976cm" style:rel-column-width="33503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8.026cm" fo:margin-left="0.161cm" fo:margin-right="8.814cm" table:align="margins"/>
    </style:style>
    <style:style style:name="表63.A" style:family="table-column">
      <style:table-column-properties style:column-width="1.258cm" style:rel-column-width="10269*"/>
    </style:style>
    <style:style style:name="表63.B" style:family="table-column">
      <style:table-column-properties style:column-width="6.768cm" style:rel-column-width="55266*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B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5.821cm" fo:margin-left="0.161cm" fo:margin-right="11.019cm" table:align="margins"/>
    </style:style>
    <style:style style:name="表65.A" style:family="table-column">
      <style:table-column-properties style:column-width="2.845cm" style:rel-column-width="32032*"/>
    </style:style>
    <style:style style:name="表65.B" style:family="table-column">
      <style:table-column-properties style:column-width="2.976cm" style:rel-column-width="33503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9.77cm" fo:margin-left="0.161cm" fo:margin-right="7.07cm" table:align="margins"/>
    </style:style>
    <style:style style:name="表66.A" style:family="table-column">
      <style:table-column-properties style:column-width="1.256cm" style:rel-column-width="8424*"/>
    </style:style>
    <style:style style:name="表66.B" style:family="table-column">
      <style:table-column-properties style:column-width="8.514cm" style:rel-column-width="57111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9.46cm" table:align="left"/>
    </style:style>
    <style:style style:name="表67.A" style:family="table-column">
      <style:table-column-properties style:column-width="0.838cm"/>
    </style:style>
    <style:style style:name="表67.B" style:family="table-column">
      <style:table-column-properties style:column-width="2.417cm"/>
    </style:style>
    <style:style style:name="表67.C" style:family="table-column">
      <style:table-column-properties style:column-width="6.205cm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C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5.821cm" fo:margin-left="0.161cm" fo:margin-right="11.019cm" table:align="margins"/>
    </style:style>
    <style:style style:name="表68.A" style:family="table-column">
      <style:table-column-properties style:column-width="2.845cm" style:rel-column-width="32032*"/>
    </style:style>
    <style:style style:name="表68.B" style:family="table-column">
      <style:table-column-properties style:column-width="2.976cm" style:rel-column-width="33503*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B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8.026cm" fo:margin-left="0.161cm" fo:margin-right="8.814cm" table:align="margins"/>
    </style:style>
    <style:style style:name="表69.A" style:family="table-column">
      <style:table-column-properties style:column-width="1.258cm" style:rel-column-width="10269*"/>
    </style:style>
    <style:style style:name="表69.B" style:family="table-column">
      <style:table-column-properties style:column-width="6.768cm" style:rel-column-width="55266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9.46cm" table:align="left"/>
    </style:style>
    <style:style style:name="表71.A" style:family="table-column">
      <style:table-column-properties style:column-width="0.838cm"/>
    </style:style>
    <style:style style:name="表71.B" style:family="table-column">
      <style:table-column-properties style:column-width="2.417cm"/>
    </style:style>
    <style:style style:name="表71.C" style:family="table-column">
      <style:table-column-properties style:column-width="6.205cm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C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5.821cm" fo:margin-left="0.161cm" fo:margin-right="11.019cm" table:align="margins"/>
    </style:style>
    <style:style style:name="表72.A" style:family="table-column">
      <style:table-column-properties style:column-width="2.845cm" style:rel-column-width="32032*"/>
    </style:style>
    <style:style style:name="表72.B" style:family="table-column">
      <style:table-column-properties style:column-width="2.976cm" style:rel-column-width="33503*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B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8.026cm" fo:margin-left="0.161cm" fo:margin-right="8.814cm" table:align="margins"/>
    </style:style>
    <style:style style:name="表73.A" style:family="table-column">
      <style:table-column-properties style:column-width="1.258cm" style:rel-column-width="10269*"/>
    </style:style>
    <style:style style:name="表73.B" style:family="table-column">
      <style:table-column-properties style:column-width="6.768cm" style:rel-column-width="55266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11.622cm" table:align="left"/>
    </style:style>
    <style:style style:name="表74.A" style:family="table-column">
      <style:table-column-properties style:column-width="0.838cm"/>
    </style:style>
    <style:style style:name="表74.B" style:family="table-column">
      <style:table-column-properties style:column-width="2.417cm"/>
    </style:style>
    <style:style style:name="表74.C" style:family="table-column">
      <style:table-column-properties style:column-width="8.368cm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C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5.821cm" fo:margin-left="0.161cm" fo:margin-right="11.019cm" table:align="margins"/>
    </style:style>
    <style:style style:name="表75.A" style:family="table-column">
      <style:table-column-properties style:column-width="5.821cm" style:rel-column-width="3300*"/>
    </style:style>
    <style:style style:name="表75.A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8.026cm" fo:margin-left="0.161cm" fo:margin-right="8.814cm" table:align="margins"/>
    </style:style>
    <style:style style:name="表76.A" style:family="table-column">
      <style:table-column-properties style:column-width="1.258cm" style:rel-column-width="10269*"/>
    </style:style>
    <style:style style:name="表76.B" style:family="table-column">
      <style:table-column-properties style:column-width="6.768cm" style:rel-column-width="55266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9.46cm" table:align="left"/>
    </style:style>
    <style:style style:name="表77.A" style:family="table-column">
      <style:table-column-properties style:column-width="0.838cm"/>
    </style:style>
    <style:style style:name="表77.B" style:family="table-column">
      <style:table-column-properties style:column-width="2.417cm"/>
    </style:style>
    <style:style style:name="表77.C" style:family="table-column">
      <style:table-column-properties style:column-width="6.205cm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C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8.026cm" fo:margin-left="0.161cm" fo:margin-right="8.814cm" table:align="margins"/>
    </style:style>
    <style:style style:name="表79.A" style:family="table-column">
      <style:table-column-properties style:column-width="1.258cm" style:rel-column-width="10269*"/>
    </style:style>
    <style:style style:name="表79.B" style:family="table-column">
      <style:table-column-properties style:column-width="6.768cm" style:rel-column-width="55266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19" style:family="paragraph" style:parent-style-name="Text_20_body">
      <style:paragraph-properties fo:margin-top="0cm" fo:margin-bottom="0cm" fo:line-height="179%" style:writing-mode="lr-tb"/>
    </style:style>
    <style:style style:name="P20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25" style:family="paragraph" style:parent-style-name="Table_20_Contents">
      <style:text-properties style:language-asian="ja" style:country-asian="JP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4" style:family="paragraph" style:parent-style-name="Table_20_Contents">
      <style:text-properties style:font-name="Arial1" fo:font-size="11pt"/>
    </style:style>
    <style:style style:name="P35" style:family="paragraph" style:parent-style-name="Table_20_Contents">
      <style:text-properties style:font-name="Arial1" fo:font-size="11pt" style:language-asian="ja" style:country-asian="JP"/>
    </style:style>
    <style:style style:name="P3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8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9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4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4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4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45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6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7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5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6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7" style:family="paragraph" style:parent-style-name="Table_20_Contents" style:list-style-name="L1">
      <style:text-properties style:language-asian="ja" style:country-asian="JP"/>
    </style:style>
    <style:style style:name="P58" style:family="paragraph" style:parent-style-name="Table_20_Contents" style:list-style-name="L4">
      <style:text-properties style:font-name="Arial1" fo:font-size="11pt" style:language-asian="ja" style:country-asian="JP"/>
    </style:style>
    <style:style style:name="P59" style:family="paragraph" style:parent-style-name="Table_20_Contents" style:list-style-name="L5">
      <style:text-properties style:font-name="Arial1" fo:font-size="11pt" style:language-asian="ja" style:country-asian="JP"/>
    </style:style>
    <style:style style:name="P60" style:family="paragraph" style:parent-style-name="Table_20_Contents" style:list-style-name="L6">
      <style:text-properties style:font-name="Arial1" fo:font-size="11pt" style:language-asian="ja" style:country-asian="JP"/>
    </style:style>
    <style:style style:name="P61" style:family="paragraph" style:parent-style-name="Table_20_Contents" style:list-style-name="L6">
      <style:text-properties style:font-name="Arial1" fo:font-size="11pt"/>
    </style:style>
    <style:style style:name="P6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7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69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70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71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2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7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11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4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5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6" style:family="text">
      <style:text-properties style:font-name="Arial1" fo:font-size="11pt" fo:font-style="normal" fo:font-weight="normal"/>
    </style:style>
    <style:style style:name="T17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8" style:family="text">
      <style:text-properties style:font-name-asian="Arial1" style:font-size-asian="11pt" style:font-style-asian="normal" style:font-weight-asian="normal"/>
    </style:style>
    <style:style style:name="T19" style:family="text">
      <style:text-properties style:language-asian="ja" style:country-asian="JP"/>
    </style:style>
    <style:style style:name="T20" style:family="text">
      <style:text-properties style:language-asian="ja" style:country-asian="JP" style:font-style-asian="normal" style:font-weight-asian="normal"/>
    </style:style>
    <style:style style:name="T21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22" style:family="text">
      <style:text-properties fo:color="#3333ff" style:font-name="Arial1" fo:font-size="22pt" fo:font-style="normal" fo:font-weight="normal" style:font-size-asian="22pt" style:font-size-complex="22pt"/>
    </style:style>
    <style:style style:name="T23" style:family="text">
      <style:text-properties fo:font-weight="normal" style:font-style-asian="normal" style:font-weight-asian="normal" style:font-weight-complex="normal"/>
    </style:style>
    <style:style style:name="T24" style:family="text">
      <style:text-properties fo:font-weight="normal" style:language-asian="ja" style:country-asian="JP" style:font-style-asian="normal" style:font-weight-asian="normal" style:font-weight-complex="normal"/>
    </style:style>
    <style:style style:name="T25" style:family="text">
      <style:text-properties fo:font-weight="normal" style:font-weight-complex="normal"/>
    </style:style>
    <style:style style:name="T26" style:family="text">
      <style:text-properties style:font-weight-complex="normal"/>
    </style:style>
    <style:style style:name="T27" style:family="text">
      <style:text-properties style:font-weight-asian="bold"/>
    </style:style>
    <style:style style:name="T28" style:family="text">
      <style:text-properties fo:color="#3366ff" style:language-asian="ja" style:country-asian="JP" style:font-weight-asian="normal"/>
    </style:style>
    <style:style style:name="T29" style:family="text">
      <style:text-properties fo:color="#3366ff" style:language-asian="ja" style:country-asian="JP" style:font-style-asian="normal" style:font-weight-asian="normal"/>
    </style:style>
    <style:style style:name="T3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2">作業日</text:p>
          </table:table-cell>
          <table:table-cell table:style-name="表1.A1" office:value-type="string">
            <text:p text:style-name="P23"><text:span text:style-name="T16">7/31 </text:span><text:span text:style-name="T18">水曜日</text:span></text:p>
          </table:table-cell>
        </table:table-row>
        <table:table-row>
          <table:table-cell table:style-name="表1.A1" office:value-type="string">
            <text:p text:style-name="P21">2</text:p>
          </table:table-cell>
          <table:table-cell table:style-name="表1.A1" office:value-type="string">
            <text:p text:style-name="P22">発注者</text:p>
          </table:table-cell>
          <table:table-cell table:style-name="表1.A1" office:value-type="string">
            <text:p text:style-name="P22">住友電設</text:p>
          </table:table-cell>
        </table:table-row>
        <table:table-row>
          <table:table-cell table:style-name="表1.A1" office:value-type="string">
            <text:p text:style-name="P21">3</text:p>
          </table:table-cell>
          <table:table-cell table:style-name="表1.A1" office:value-type="string">
            <text:p text:style-name="P22">工事件名</text:p>
          </table:table-cell>
          <table:table-cell table:style-name="表1.A1" office:value-type="string">
            <text:p text:style-name="P22">殿町プロジェクトⅢ新築工事</text:p>
          </table:table-cell>
        </table:table-row>
        <table:table-row>
          <table:table-cell table:style-name="表1.A1" office:value-type="string">
            <text:p text:style-name="P21">4</text:p>
          </table:table-cell>
          <table:table-cell table:style-name="表1.A1" office:value-type="string">
            <text:p text:style-name="P22">人数</text:p>
          </table:table-cell>
          <table:table-cell table:style-name="表1.A1" office:value-type="string">
            <text:p text:style-name="P22">１名</text:p>
          </table:table-cell>
        </table:table-row>
        <table:table-row>
          <table:table-cell table:style-name="表1.A1" office:value-type="string">
            <text:p text:style-name="P21">5</text:p>
          </table:table-cell>
          <table:table-cell table:style-name="表1.A1" office:value-type="string">
            <text:p text:style-name="P22">作業時間</text:p>
          </table:table-cell>
          <table:table-cell table:style-name="表1.A1" office:value-type="string">
            <text:p text:style-name="P22">８：００－１７：００（定時）</text:p>
          </table:table-cell>
        </table:table-row>
        <table:table-row>
          <table:table-cell table:style-name="表1.A1" office:value-type="string">
            <text:p text:style-name="P21">6</text:p>
          </table:table-cell>
          <table:table-cell table:style-name="表1.A1" office:value-type="string">
            <text:p text:style-name="P22">備考</text:p>
          </table:table-cell>
          <table:table-cell table:style-name="表1.A1" office:value-type="string">
            <text:p text:style-name="P21">-</text:p>
          </table:table-cell>
        </table:table-row>
      </table:table>
      <text:p text:style-name="Text_20_body"/>
      <text:p text:style-name="P3">---------------------</text:p>
      <text:p text:style-name="P9"><text:span text:style-name="T18">【作業員　岩淵謙 </text:span><text:span text:style-name="T16">/ </text:span><text:span text:style-name="T18">日報連絡】 </text:span><text:span text:style-name="T16">2019.7.31.</text:span><text:span text:style-name="T18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5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5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5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5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6"/>
      <text:p text:style-name="P3">---------------------</text:p>
      <text:p text:style-name="P9"><text:span text:style-name="T18">【作業員　岩淵謙 </text:span><text:span text:style-name="T16">/ </text:span><text:span text:style-name="T18">日報連絡】 </text:span><text:span text:style-name="T16">2019.8.9.</text:span><text:span text:style-name="T17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5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5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5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5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6"/>
      <text:p text:style-name="P3">---------------------</text:p>
      <text:p text:style-name="P9"><text:span text:style-name="T18">【作業員　岩淵謙 </text:span><text:span text:style-name="T16">/ </text:span><text:span text:style-name="T18">日報連絡】 </text:span><text:span text:style-name="T16">2019.8.20.</text:span><text:span text:style-name="T17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5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5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5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5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6"/>
      <text:p text:style-name="P36"/>
      <text:p text:style-name="P3">---------------------</text:p>
      <text:p text:style-name="P9"><text:span text:style-name="T18">【作業員　岩淵謙 </text:span><text:span text:style-name="T16">/ </text:span><text:span text:style-name="T18">日報連絡】 </text:span><text:span text:style-name="T16">2019.8.31.</text:span><text:span text:style-name="T17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5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5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5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5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5">８：００－１７：００</text:p>
            <text:p text:style-name="P25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5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6"/>
      <text:p text:style-name="P36"/>
      <text:p text:style-name="P3">---------------------</text:p>
      <text:p text:style-name="P9"><text:span text:style-name="T18">【作業員　岩淵謙 </text:span><text:span text:style-name="T16">/ </text:span><text:span text:style-name="T18">日報連絡】 </text:span><text:span text:style-name="T16">2019.9.5.</text:span><text:span text:style-name="T17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5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5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5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5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5">８：００－１７：３０</text:p>
            <text:p text:style-name="P25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9"><text:span text:style-name="T18">【作業員　岩淵謙 </text:span><text:span text:style-name="T16">/ </text:span><text:span text:style-name="T18">日報連絡】 </text:span><text:span text:style-name="T16">2019.9.12.</text:span><text:span text:style-name="T17">木</text:span></text:p>
      <text:p text:style-name="P5"/>
      <text:p text:style-name="P16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5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5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5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5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5">８：３０－１７：３０</text:p>
            <text:p text:style-name="P25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9.19.木</text:p>
      <text:p text:style-name="P5"/>
      <text:p text:style-name="P16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5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5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5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5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5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9.28.土</text:p>
      <text:p text:style-name="P5"/>
      <text:p text:style-name="P5"/>
      <text:p text:style-name="P16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5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5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5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5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0.4.土</text:p>
      <text:p text:style-name="P5"><text:soft-page-break/></text:p>
      <text:p text:style-name="P16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5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5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5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5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0.19.土</text:p>
      <text:p text:style-name="P5"/>
      <text:p text:style-name="P5"/>
      <text:p text:style-name="P16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oft-page-break/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5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5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5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5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0.25.金</text:p>
      <text:p text:style-name="P5"/>
      <text:p text:style-name="P5"/>
      <text:p text:style-name="P16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5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5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5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5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5">-</text:p>
          </table:table-cell>
        </table:table-row>
      </table:table>
      <text:p text:style-name="P36"/>
      <text:p text:style-name="P36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6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5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5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5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5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1.5.火</text:p>
      <text:p text:style-name="P5"/>
      <text:p text:style-name="P5"/>
      <text:p text:style-name="P16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oft-page-break/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5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5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5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5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5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5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5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5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5">７：３０－１７：００</text:p>
            <text:p text:style-name="P25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1.22.金</text:p>
      <text:p text:style-name="P16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5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5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5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5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1.25.月</text:p>
      <text:p text:style-name="P5"/>
      <text:p text:style-name="P5"/>
      <text:p text:style-name="P16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5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5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5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5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5">７：３０－１７：００</text:p>
            <text:p text:style-name="P25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2.06.金</text:p>
      <text:p text:style-name="P5"/>
      <text:p text:style-name="P5"/>
      <text:p text:style-name="P16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5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5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5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5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5">７：３０－１７：００</text:p>
            <text:p text:style-name="P25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5">-</text:p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6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5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5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5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5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5">８：００－１７：３０</text:p>
            <text:p text:style-name="P25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5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19.12.21.土</text:p>
      <text:p text:style-name="P5"/>
      <text:p text:style-name="P5"/>
      <text:p text:style-name="P16"/>
      <text:p text:style-name="P2">-------------------------------------------------------- [20200105_131928]</text:p>
      <text:p text:style-name="P6">お疲れさまです。<text:span text:style-name="T19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9">遅くなりました。</text:span>作業日報<text:span text:style-name="T19">、先年最後の分</text:span>です。<text:span text:style-name="T19">どうもすみません。</text:span></text:p>
      <text:p text:style-name="P6">よろしくお願い<text:span text:style-name="T19">いた</text:span>します。</text:p>
      <text:p text:style-name="Text_20_body"><text:soft-page-break/></text:p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5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5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5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5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5">-</text:p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19.12.28.土</text:p>
      <text:p text:style-name="P5"/>
      <text:p text:style-name="P16"/>
      <text:p text:style-name="P2">-------------------------------------------------------- [20200112_101143]</text:p>
      <text:p text:style-name="P6">お疲れさまです。作業日報<text:span text:style-name="T19">を提出します。</text:span></text:p>
      <text:p text:style-name="P6">よろしくお願い<text:span text:style-name="T19">いた</text:span>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5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5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5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5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5">-</text:p>
          </table:table-cell>
        </table:table-row>
      </table:table>
      <text:p text:style-name="P36"/>
      <text:p text:style-name="P36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6"/>
      <text:p text:style-name="P2">-------------------------------------------------------- [20200116_102406]</text:p>
      <text:p text:style-name="P6">お疲れさまです。作業日報の<text:span text:style-name="T19">提出です。</text:span></text:p>
      <text:p text:style-name="P6">よろしくお願い<text:span text:style-name="T19">いた</text:span>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5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5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5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5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5">８：００－１７：３０</text:p>
            <text:p text:style-name="P25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3254306470074792417" text:style-name="L1">
              <text:list-item>
                <text:p text:style-name="P57">昨日のお電話のとおり、残業をつけます。</text:p>
              </text:list-item>
              <text:list-item>
                <text:p text:style-name="P57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57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1.15.水</text:p>
      <text:p text:style-name="P5"/>
      <text:p text:style-name="P5"/>
      <text:p text:style-name="P17"/>
      <text:p text:style-name="P2">-------------------------------------------------------- [20200125_133748]</text:p>
      <text:p text:style-name="P6">お疲れさまです。作業日報の<text:span text:style-name="T19">提出です。</text:span></text:p>
      <text:p text:style-name="P6"><text:soft-page-break/>よろしくお願い<text:span text:style-name="T19">いた</text:span>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5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5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5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5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1.24.金</text:p>
      <text:p text:style-name="P5"/>
      <text:p text:style-name="P5"/>
      <text:p text:style-name="P17"/>
      <text:p text:style-name="P2">-------------------------------------------------------- [20200203_150422]</text:p>
      <text:p text:style-name="P6">お疲れさまです。</text:p>
      <text:p text:style-name="P6"><text:span text:style-name="T19">こちらも遅くなり。すみません。</text:span>作業日報の<text:span text:style-name="T1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5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5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5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5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1.31.金</text:p>
      <text:p text:style-name="P5"/>
      <text:p text:style-name="P5"/>
      <text:p text:style-name="P17"/>
      <text:p text:style-name="P2">-------------------------------------------------------- [<text:span text:style-name="T19">20200209_162556</text:span>]</text:p>
      <text:p text:style-name="P6">お疲れさまです。</text:p>
      <text:p text:style-name="P6">作業日報の<text:span text:style-name="T1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5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5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5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5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2.8.土</text:p>
      <text:p text:style-name="P5"/>
      <text:p text:style-name="P5"/>
      <text:p text:style-name="P17"/>
      <text:p text:style-name="P5"/>
      <text:p text:style-name="P2">-------------------------------------------------------- [<text:span text:style-name="T19">20200217_140326</text:span>]</text:p>
      <text:p text:style-name="P6">お疲れさまです。</text:p>
      <text:p text:style-name="P6"><text:soft-page-break/>作業日報の<text:span text:style-name="T1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5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5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5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5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7"/>
      <text:p text:style-name="P2">-------------------------------------------------------- [20200224_130639]</text:p>
      <text:p text:style-name="P6">お疲れさまです。</text:p>
      <text:p text:style-name="P6">作業日報の<text:span text:style-name="T1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5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5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5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5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7"/>
      <text:p text:style-name="P2">-------------------------------------------------------- [20200301_171215]</text:p>
      <text:p text:style-name="P6">お疲れさまです。</text:p>
      <text:p text:style-name="P6">作業日報の<text:span text:style-name="T1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5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5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5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5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7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5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5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5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5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7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5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5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5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5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7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5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5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5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5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5">日報は、中根さん（藤沢）がサインをもらってくれました。</text:p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7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5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5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5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5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7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３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9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31">1</text:p>
          </table:table-cell>
          <table:table-cell table:style-name="表34.A1" office:value-type="string">
            <text:p text:style-name="P31">作業日</text:p>
          </table:table-cell>
          <table:table-cell table:style-name="表34.C1" office:value-type="string">
            <text:p text:style-name="P33">4/2 木曜日</text:p>
          </table:table-cell>
        </table:table-row>
        <table:table-row>
          <table:table-cell table:style-name="表34.A2" office:value-type="string">
            <text:p text:style-name="P31">2</text:p>
          </table:table-cell>
          <table:table-cell table:style-name="表34.A2" office:value-type="string">
            <text:p text:style-name="P31">発注者</text:p>
          </table:table-cell>
          <table:table-cell table:style-name="表34.C2" office:value-type="string">
            <text:p text:style-name="P33">テクノキャリア（扶桑電気）</text:p>
          </table:table-cell>
        </table:table-row>
        <table:table-row>
          <table:table-cell table:style-name="表34.A2" office:value-type="string">
            <text:p text:style-name="P31">3</text:p>
          </table:table-cell>
          <table:table-cell table:style-name="表34.A2" office:value-type="string">
            <text:p text:style-name="P31">工事件名</text:p>
          </table:table-cell>
          <table:table-cell table:style-name="表34.C2" office:value-type="string">
            <text:p text:style-name="P33">こぶしえん新築工事</text:p>
          </table:table-cell>
        </table:table-row>
        <table:table-row>
          <table:table-cell table:style-name="表34.A2" office:value-type="string">
            <text:p text:style-name="P31">4</text:p>
          </table:table-cell>
          <table:table-cell table:style-name="表34.A2" office:value-type="string">
            <text:p text:style-name="P31">作業時間</text:p>
          </table:table-cell>
          <table:table-cell table:style-name="表34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34.A2" office:value-type="string">
            <text:p text:style-name="P31">5</text:p>
          </table:table-cell>
          <table:table-cell table:style-name="表34.A2" office:value-type="string">
            <text:p text:style-name="P31">備考</text:p>
          </table:table-cell>
          <table:table-cell table:style-name="表34.C2" office:value-type="string">
            <text:p text:style-name="P33">-</text:p>
          </table:table-cell>
        </table:table-row>
      </table:table>
      <text:p text:style-name="P37"/>
      <text:p text:style-name="P37">② <text:span text:style-name="T23">作業希望日 （週１日　金、または、土）</text:span></text:p>
      <text:list xml:id="list2891647699096177367" text:style-name="L2">
        <text:list-item>
          <text:p text:style-name="P47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32">4/10（金）</text:p>
          </table:table-cell>
          <table:table-cell table:style-name="表35.B1" office:value-type="string">
            <text:p text:style-name="P32">4/11（土）</text:p>
          </table:table-cell>
        </table:table-row>
        <table:table-row>
          <table:table-cell table:style-name="表35.A2" office:value-type="string">
            <text:p text:style-name="P30">○</text:p>
          </table:table-cell>
          <table:table-cell table:style-name="表35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8">期間</text:p>
          </table:table-cell>
          <table:table-cell table:style-name="表37.B1" office:value-type="string">
            <text:p text:style-name="P29"><text:s text:c="2"/>2020.3.30(月) ~ 2020.4.5(日)</text:p>
          </table:table-cell>
        </table:table-row>
        <table:table-row>
          <table:table-cell table:style-name="表37.A2" office:value-type="string">
            <text:p text:style-name="P26">合計</text:p>
          </table:table-cell>
          <table:table-cell table:style-name="表37.B2" office:value-type="string">
            <text:p text:style-name="P27"><text:s/>￥440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3.30(月) ~ 2020.4.5(日)</text:p>
      <text:p text:style-name="P14">[//]</text:p>
      <text:p text:style-name="P5"/>
      <text:p text:style-name="P17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5">作業希望日を</text:span>提出します。</text:p>
      <text:p text:style-name="P10">よろしくお願いします。</text:p>
      <text:p text:style-name="P41">（みなさん元気ですか）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１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38"><text:span text:style-name="T19">② </text:span><text:span text:style-name="T24">作業希望日 （週１日　金、または、土）</text:span></text:p>
      <text:p text:style-name="P19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32">4/17（金）</text:p>
          </table:table-cell>
          <table:table-cell table:style-name="表41.B1" office:value-type="string">
            <text:p text:style-name="P32">4/18（土）</text:p>
          </table:table-cell>
        </table:table-row>
        <text:soft-page-break/>
        <table:table-row>
          <table:table-cell table:style-name="表41.A2" office:value-type="string">
            <text:p text:style-name="P30">○</text:p>
          </table:table-cell>
          <table:table-cell table:style-name="表41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<text:span text:style-name="T26">作業希望日</text:span>】 2020<text:span text:style-name="T27">.4.13(</text:span>月<text:span text:style-name="T27">) ~ 2020.4.19(</text:span>日<text:span text:style-name="T27">)</text:span></text:p>
      <text:p text:style-name="P14">[//]</text:p>
      <text:p text:style-name="P5"/>
      <text:p text:style-name="P17"/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３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31">1</text:p>
          </table:table-cell>
          <table:table-cell table:style-name="表40.A1" office:value-type="string">
            <text:p text:style-name="P31">作業日</text:p>
          </table:table-cell>
          <table:table-cell table:style-name="表40.C1" office:value-type="string">
            <text:p text:style-name="P33">4/24 金曜日</text:p>
          </table:table-cell>
        </table:table-row>
        <table:table-row>
          <table:table-cell table:style-name="表40.A2" office:value-type="string">
            <text:p text:style-name="P31">2</text:p>
          </table:table-cell>
          <table:table-cell table:style-name="表40.A2" office:value-type="string">
            <text:p text:style-name="P31">発注者</text:p>
          </table:table-cell>
          <table:table-cell table:style-name="表40.C2" office:value-type="string">
            <text:p text:style-name="P33">ホクシン設備</text:p>
          </table:table-cell>
        </table:table-row>
        <table:table-row>
          <table:table-cell table:style-name="表40.A2" office:value-type="string">
            <text:p text:style-name="P31">3</text:p>
          </table:table-cell>
          <table:table-cell table:style-name="表40.A2" office:value-type="string">
            <text:p text:style-name="P31">工事件名</text:p>
          </table:table-cell>
          <table:table-cell table:style-name="表40.C2" office:value-type="string">
            <text:p text:style-name="P33">新高円寺プロジェクト</text:p>
          </table:table-cell>
        </table:table-row>
        <table:table-row>
          <table:table-cell table:style-name="表40.A2" office:value-type="string">
            <text:p text:style-name="P31">4</text:p>
          </table:table-cell>
          <table:table-cell table:style-name="表40.A2" office:value-type="string">
            <text:p text:style-name="P31">作業時間</text:p>
          </table:table-cell>
          <table:table-cell table:style-name="表40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40.A2" office:value-type="string">
            <text:p text:style-name="P31">5</text:p>
          </table:table-cell>
          <table:table-cell table:style-name="表40.A2" office:value-type="string">
            <text:p text:style-name="P31">備考</text:p>
          </table:table-cell>
          <table:table-cell table:style-name="表40.C2" office:value-type="string">
            <text:p text:style-name="P33">-</text:p>
          </table:table-cell>
        </table:table-row>
      </table:table>
      <text:p text:style-name="P37"/>
      <text:p text:style-name="P37">② <text:span text:style-name="T23">作業希望日 （週１日　金、または、土）</text:span></text:p>
      <text:p text:style-name="P19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32">4/30（金）</text:p>
          </table:table-cell>
          <table:table-cell table:style-name="表42.B1" office:value-type="string">
            <text:p text:style-name="P32">5/1（土）</text:p>
          </table:table-cell>
        </table:table-row>
        <table:table-row>
          <table:table-cell table:style-name="表42.A2" office:value-type="string">
            <text:p text:style-name="P30">○</text:p>
          </table:table-cell>
          <table:table-cell table:style-name="表42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8">期間</text:p>
          </table:table-cell>
          <table:table-cell table:style-name="表43.B1" office:value-type="string">
            <text:p text:style-name="P29"><text:s text:c="2"/>2020.4.20(月) ~ 2020.4.26(日)</text:p>
          </table:table-cell>
        </table:table-row>
        <table:table-row>
          <table:table-cell table:style-name="表43.A2" office:value-type="string">
            <text:p text:style-name="P26">合計</text:p>
          </table:table-cell>
          <table:table-cell table:style-name="表43.B2" office:value-type="string">
            <text:p text:style-name="P27"><text:s/>￥838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4.20(月) ~ 2020.4.26(日)</text:p>
      <text:p text:style-name="P14"><text:soft-page-break/>[//]</text:p>
      <text:p text:style-name="P5"/>
      <text:p text:style-name="P17"/>
      <text:p text:style-name="P2">-------------------------------------------------------- [20200501_165603]</text:p>
      <text:p text:style-name="P10">お疲れさまです。</text:p>
      <text:p text:style-name="P12">来週の希望日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１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 </text:span><text:span text:style-name="T24">作業希望日 （週１日　金、または、土）</text:span></text:p>
      <text:p text:style-name="P19"><text:span text:style-name="T8">　作業希望週　2020</text:span><text:span text:style-name="T9">.5.4(</text:span><text:span text:style-name="T8">月</text:span><text:span text:style-name="T9">) ~ 2020.5.10(</text:span><text:span text:style-name="T8">日</text:span><text:span text:style-name="T9">)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32">5/8（金）</text:p>
          </table:table-cell>
          <table:table-cell table:style-name="表45.B1" office:value-type="string">
            <text:p text:style-name="P32">5/9（土）</text:p>
          </table:table-cell>
        </table:table-row>
        <table:table-row>
          <table:table-cell table:style-name="表45.A2" office:value-type="string">
            <text:p text:style-name="P30">○</text:p>
          </table:table-cell>
          <table:table-cell table:style-name="表45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日報連絡、他】 2020<text:span text:style-name="T27">.5.4(</text:span>月<text:span text:style-name="T27">) ~ 2020.5.10(</text:span>日<text:span text:style-name="T27">)</text:span></text:p>
      <text:p text:style-name="P14"/>
      <text:p text:style-name="P14">[/20200501_165754/]</text:p>
      <text:p text:style-name="P5"/>
      <text:p text:style-name="P5"/>
      <text:p text:style-name="P17"/>
      <text:p text:style-name="P5"/>
      <text:p text:style-name="P2">-------------------------------------------------------- [20200509_075859]</text:p>
      <text:p text:style-name="P10">お疲れさまです。<text:span text:style-name="T19">皆さんお元気ですか。</text:span></text:p>
      <text:p text:style-name="P10"><text:span text:style-name="T19">来週の希望日です。</text:span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１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 </text:span><text:span text:style-name="T24">作業希望日 （週１日　金、または、土）</text:span></text:p>
      <text:p text:style-name="P19"><text:span text:style-name="T8">　作業希望週　2020</text:span><text:span text:style-name="T9">.5.11(</text:span><text:span text:style-name="T8">月</text:span><text:span text:style-name="T9">) ~ 2020.5.17(</text:span><text:span text:style-name="T8">日</text:span><text:span text:style-name="T9">)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32">5/15（金）</text:p>
          </table:table-cell>
          <table:table-cell table:style-name="表44.B1" office:value-type="string">
            <text:p text:style-name="P32">5/16（土）</text:p>
          </table:table-cell>
        </table:table-row>
        <text:soft-page-break/>
        <table:table-row>
          <table:table-cell table:style-name="表44.A2" office:value-type="string">
            <text:p text:style-name="P30">○</text:p>
          </table:table-cell>
          <table:table-cell table:style-name="表44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日報連絡、他】 2020<text:span text:style-name="T27">.5.11(</text:span>月<text:span text:style-name="T27">) ~ 2020.5.17(</text:span>日<text:span text:style-name="T27">)</text:span></text:p>
      <text:p text:style-name="P14"/>
      <text:p text:style-name="P14">[<office:annotation office:name="__Annotation__4307_1668087087"><dc:creator>iwabuchi ken</dc:creator><dc:date>2020-05-09T08:00:38.64</dc:date><text:p text:style-name="P73"><text:span text:style-name="T30">e abcde</text:span></text:p></office:annotation>/20200509_080050/<office:annotation-end office:name="__Annotation__4307_1668087087"/>]</text:p>
      <text:p text:style-name="P5"/>
      <text:p text:style-name="P5"/>
      <text:p text:style-name="P17"/>
      <text:p text:style-name="P2">-------------------------------------------------------- [20200513_175555]</text:p>
      <text:p text:style-name="P12">すみません。遅くなりました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３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日報</text:span></text:p>
      <table:table table:name="表46" table:style-name="表46">
        <table:table-column table:style-name="表46.A"/>
        <table:table-column table:style-name="表46.B"/>
        <table:table-column table:style-name="表46.C" table:number-columns-repeated="2"/>
        <table:table-row>
          <table:table-cell table:style-name="表46.A1" office:value-type="string">
            <text:p text:style-name="P31">1</text:p>
          </table:table-cell>
          <table:table-cell table:style-name="表46.A1" office:value-type="string">
            <text:p text:style-name="P31">作業日</text:p>
          </table:table-cell>
          <table:table-cell table:style-name="表46.A1" office:value-type="string">
            <text:p text:style-name="P33">5/11 月曜日</text:p>
          </table:table-cell>
          <table:table-cell table:style-name="表46.D1" office:value-type="string">
            <text:p text:style-name="P33">5/12 火曜日</text:p>
          </table:table-cell>
        </table:table-row>
        <table:table-row>
          <table:table-cell table:style-name="表46.A2" office:value-type="string">
            <text:p text:style-name="P31">2</text:p>
          </table:table-cell>
          <table:table-cell table:style-name="表46.A2" office:value-type="string">
            <text:p text:style-name="P31">発注者</text:p>
          </table:table-cell>
          <table:table-cell table:style-name="表46.A2" office:value-type="string">
            <text:p text:style-name="P33">経塚工業株式会社（三井住友建設）</text:p>
          </table:table-cell>
          <table:table-cell table:style-name="表46.D2" office:value-type="string">
            <text:p text:style-name="P33">経塚工業株式会社（三井住友建設）</text:p>
          </table:table-cell>
        </table:table-row>
        <table:table-row>
          <table:table-cell table:style-name="表46.A2" office:value-type="string">
            <text:p text:style-name="P31">3</text:p>
          </table:table-cell>
          <table:table-cell table:style-name="表46.A2" office:value-type="string">
            <text:p text:style-name="P31">工事件名</text:p>
          </table:table-cell>
          <table:table-cell table:style-name="表46.A2" office:value-type="string">
            <text:p text:style-name="P33">箕輪町計画I敷地</text:p>
          </table:table-cell>
          <table:table-cell table:style-name="表46.D2" office:value-type="string">
            <text:p text:style-name="P33">箕輪町計画I敷地</text:p>
          </table:table-cell>
        </table:table-row>
        <table:table-row>
          <table:table-cell table:style-name="表46.A2" office:value-type="string">
            <text:p text:style-name="P31">4</text:p>
          </table:table-cell>
          <table:table-cell table:style-name="表46.A2" office:value-type="string">
            <text:p text:style-name="P31">作業時間</text:p>
          </table:table-cell>
          <table:table-cell table:style-name="表46.A2" office:value-type="string">
            <text:p text:style-name="P33">８：００－１７：００</text:p>
            <text:p text:style-name="P33">（定時）</text:p>
          </table:table-cell>
          <table:table-cell table:style-name="表46.D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46.A2" office:value-type="string">
            <text:p text:style-name="P31">5</text:p>
          </table:table-cell>
          <table:table-cell table:style-name="表46.A2" office:value-type="string">
            <text:p text:style-name="P31">備考</text:p>
          </table:table-cell>
          <table:table-cell table:style-name="表46.A2" office:value-type="string">
            <text:p text:style-name="P33">-</text:p>
          </table:table-cell>
          <table:table-cell table:style-name="表46.D2" office:value-type="string">
            <text:p text:style-name="P33"/>
          </table:table-cell>
        </table:table-row>
      </table:table>
      <text:p text:style-name="P37"/>
      <text:p text:style-name="P37">② <text:span text:style-name="T23">作業希望日 （週１日　金、または、土）</text:span></text:p>
      <text:p text:style-name="P19"><text:span text:style-name="T8">　作業希望週　2020</text:span><text:span text:style-name="T9">.5.18(</text:span><text:span text:style-name="T8">月</text:span><text:span text:style-name="T9">) ~ 2020.5.24(</text:span><text:span text:style-name="T8">日</text:span><text:span text:style-name="T9">)</text:span></text:p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32">5/22（金）</text:p>
          </table:table-cell>
          <table:table-cell table:style-name="表47.B1" office:value-type="string">
            <text:p text:style-name="P32">5/23（土）</text:p>
          </table:table-cell>
        </table:table-row>
        <table:table-row>
          <table:table-cell table:style-name="表47.A2" office:value-type="string">
            <text:p text:style-name="P30">○</text:p>
          </table:table-cell>
          <table:table-cell table:style-name="表47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8">期間</text:p>
          </table:table-cell>
          <table:table-cell table:style-name="表48.B1" office:value-type="string">
            <text:p text:style-name="P29"><text:s text:c="2"/>2020.5.11(月) ~ 2020.5.17(日)</text:p>
          </table:table-cell>
        </table:table-row>
        <table:table-row>
          <table:table-cell table:style-name="表48.A2" office:value-type="string">
            <text:p text:style-name="P26">合計</text:p>
          </table:table-cell>
          <table:table-cell table:style-name="表48.B2" office:value-type="string">
            <text:p text:style-name="P27"><text:s/>￥1,004 円</text:p>
          </table:table-cell>
        </table:table-row>
      </table:table>
      <text:p text:style-name="P43"/>
      <text:p text:style-name="P14"><text:soft-page-break/></text:p>
      <text:p text:style-name="P14">---------------------</text:p>
      <text:p text:style-name="P15">【作業員　岩淵謙 / 日報連絡、他】 <text:s text:c="2"/>2020.5.11(月) ~ 2020.5.17(日)</text:p>
      <text:p text:style-name="P14">[//]</text:p>
      <text:p text:style-name="P5"/>
      <text:p text:style-name="P5"/>
      <text:p text:style-name="P18"/>
      <text:p text:style-name="P5"/>
      <text:p text:style-name="P2">-------------------------------------------------------- [20200523_140643]</text:p>
      <text:p text:style-name="P10">お疲れさまです。<text:span text:style-name="T19">みなさん、いかがしてますか。マスクは足りてますか。会社の総務の方などが、用意してるかも知れませんね。</text:span></text:p>
      <text:p text:style-name="P12"/>
      <text:p text:style-name="P10"><text:span text:style-name="T19">来週の希望日、提出します。</text:span>よろしく願<text:span text:style-name="T19">いたく。</text:span>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１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 </text:span><text:span text:style-name="T24">作業希望日 （週１日　金、または、土）</text:span></text:p>
      <text:p text:style-name="P19"><text:span text:style-name="T8">　作業希望週　2020</text:span><text:span text:style-name="T9">.5.25(</text:span><text:span text:style-name="T8">月</text:span><text:span text:style-name="T9">) ~ 2020.5.31(</text:span><text:span text:style-name="T8">日</text:span><text:span text:style-name="T9">)</text:span></text:p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32">5/29（金）</text:p>
          </table:table-cell>
          <table:table-cell table:style-name="表50.B1" office:value-type="string">
            <text:p text:style-name="P32">5/30（土）</text:p>
          </table:table-cell>
        </table:table-row>
        <table:table-row>
          <table:table-cell table:style-name="表50.A2" office:value-type="string">
            <text:p text:style-name="P30">○</text:p>
          </table:table-cell>
          <table:table-cell table:style-name="表50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作業希望日】 2020<text:span text:style-name="T27">.5.25(</text:span>月<text:span text:style-name="T27">) ~ 2020.5.31(</text:span>日<text:span text:style-name="T27">)</text:span></text:p>
      <text:p text:style-name="P14">[//]</text:p>
      <text:p text:style-name="P5"/>
      <text:p text:style-name="P18"/>
      <text:p text:style-name="P2">-------------------------------------------------------- [20200530_165606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３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9">日報</text:span></text:p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string">
            <text:p text:style-name="P31">1</text:p>
          </table:table-cell>
          <table:table-cell table:style-name="表49.A1" office:value-type="string">
            <text:p text:style-name="P31">作業日</text:p>
          </table:table-cell>
          <table:table-cell table:style-name="表49.C1" office:value-type="string">
            <text:p text:style-name="P33">5/29 金曜日</text:p>
          </table:table-cell>
        </table:table-row>
        <table:table-row>
          <table:table-cell table:style-name="表49.A2" office:value-type="string">
            <text:p text:style-name="P31">2</text:p>
          </table:table-cell>
          <table:table-cell table:style-name="表49.A2" office:value-type="string">
            <text:p text:style-name="P31">発注者</text:p>
          </table:table-cell>
          <table:table-cell table:style-name="表49.C2" office:value-type="string">
            <text:p text:style-name="P33">テクノキャリア（XXX）</text:p>
          </table:table-cell>
        </table:table-row>
        <table:table-row>
          <table:table-cell table:style-name="表49.A2" office:value-type="string">
            <text:p text:style-name="P31">3</text:p>
          </table:table-cell>
          <table:table-cell table:style-name="表49.A2" office:value-type="string">
            <text:p text:style-name="P31">工事件名</text:p>
          </table:table-cell>
          <table:table-cell table:style-name="表49.C2" office:value-type="string">
            <text:p text:style-name="P33">こぶしえん</text:p>
          </table:table-cell>
        </table:table-row>
        <table:table-row>
          <table:table-cell table:style-name="表49.A2" office:value-type="string">
            <text:p text:style-name="P31">4</text:p>
          </table:table-cell>
          <table:table-cell table:style-name="表49.A2" office:value-type="string">
            <text:p text:style-name="P31">作業時間</text:p>
          </table:table-cell>
          <table:table-cell table:style-name="表49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49.A2" office:value-type="string">
            <text:p text:style-name="P31">5</text:p>
          </table:table-cell>
          <table:table-cell table:style-name="表49.A2" office:value-type="string">
            <text:p text:style-name="P31">備考</text:p>
          </table:table-cell>
          <table:table-cell table:style-name="表49.C2" office:value-type="string">
            <text:p text:style-name="P33">-</text:p>
          </table:table-cell>
        </table:table-row>
      </table:table>
      <text:p text:style-name="P37"/>
      <text:p text:style-name="P37">② <text:span text:style-name="T23">作業希望日 （週１日　金、または、土）</text:span></text:p>
      <text:p text:style-name="P19"><text:span text:style-name="T8">　作業希望週　2020</text:span><text:span text:style-name="T9">.6.1(</text:span><text:span text:style-name="T8">月</text:span><text:span text:style-name="T9">) ~ 2020.6.7(</text:span><text:span text:style-name="T8">日</text:span><text:span text:style-name="T9">)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32">6/5（金）</text:p>
          </table:table-cell>
          <table:table-cell table:style-name="表51.B1" office:value-type="string">
            <text:p text:style-name="P32">6/6（土）</text:p>
          </table:table-cell>
        </table:table-row>
        <table:table-row>
          <table:table-cell table:style-name="表51.A2" office:value-type="string">
            <text:p text:style-name="P30">○</text:p>
          </table:table-cell>
          <table:table-cell table:style-name="表51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8">期間</text:p>
          </table:table-cell>
          <table:table-cell table:style-name="表52.B1" office:value-type="string">
            <text:p text:style-name="P29"><text:s text:c="2"/>2020.5.25(月) ~ 2020.5.31(日)</text:p>
          </table:table-cell>
        </table:table-row>
        <table:table-row>
          <table:table-cell table:style-name="表52.A2" office:value-type="string">
            <text:p text:style-name="P26">合計</text:p>
          </table:table-cell>
          <table:table-cell table:style-name="表52.B2" office:value-type="string">
            <text:p text:style-name="P27"><text:s/>￥440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5.25(月) ~ 2020.5.31(日)</text:p>
      <text:p text:style-name="P14">[//]</text:p>
      <text:p text:style-name="P5"/>
      <text:p text:style-name="P18"/>
      <text:p text:style-name="P5"/>
      <text:p text:style-name="P2">-------------------------------------------------------- [20200603_170409]</text:p>
      <text:p text:style-name="P10">お疲れさまです。</text:p>
      <text:p text:style-name="P12">日報連絡他、提出します。</text:p>
      <text:p text:style-name="P10"><text:span text:style-name="T19">今回は、添付はなし。</text:span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３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31">1</text:p>
          </table:table-cell>
          <table:table-cell table:style-name="表53.A1" office:value-type="string">
            <text:p text:style-name="P31">作業日</text:p>
          </table:table-cell>
          <table:table-cell table:style-name="表53.C1" office:value-type="string">
            <text:p text:style-name="P33">6/2 火曜日</text:p>
          </table:table-cell>
        </table:table-row>
        <table:table-row>
          <table:table-cell table:style-name="表53.A2" office:value-type="string">
            <text:p text:style-name="P31">2</text:p>
          </table:table-cell>
          <table:table-cell table:style-name="表53.A2" office:value-type="string">
            <text:p text:style-name="P31">発注者</text:p>
          </table:table-cell>
          <table:table-cell table:style-name="表53.C2" office:value-type="string">
            <text:p text:style-name="P33">菊池設備工業（ふたば工業）</text:p>
          </table:table-cell>
        </table:table-row>
        <table:table-row>
          <table:table-cell table:style-name="表53.A2" office:value-type="string">
            <text:p text:style-name="P31">3</text:p>
          </table:table-cell>
          <table:table-cell table:style-name="表53.A2" office:value-type="string">
            <text:p text:style-name="P31">工事件名</text:p>
          </table:table-cell>
          <table:table-cell table:style-name="表53.C2" office:value-type="string">
            <text:p text:style-name="P33">アビティ宮前平</text:p>
          </table:table-cell>
        </table:table-row>
        <table:table-row>
          <table:table-cell table:style-name="表53.A2" office:value-type="string">
            <text:p text:style-name="P31">4</text:p>
          </table:table-cell>
          <table:table-cell table:style-name="表53.A2" office:value-type="string">
            <text:p text:style-name="P31">作業時間</text:p>
          </table:table-cell>
          <table:table-cell table:style-name="表53.C2" office:value-type="string">
            <text:p text:style-name="P33">８：００－１７：００（定時）</text:p>
          </table:table-cell>
        </table:table-row>
        <text:soft-page-break/>
        <table:table-row>
          <table:table-cell table:style-name="表53.A2" office:value-type="string">
            <text:p text:style-name="P31">5</text:p>
          </table:table-cell>
          <table:table-cell table:style-name="表53.A2" office:value-type="string">
            <text:p text:style-name="P31">備考</text:p>
          </table:table-cell>
          <table:table-cell table:style-name="表53.C2" office:value-type="string">
            <text:p text:style-name="P33">日報控え　=&gt;　小林さんに委託</text:p>
          </table:table-cell>
        </table:table-row>
      </table:table>
      <text:p text:style-name="P37"/>
      <text:p text:style-name="P37">② <text:span text:style-name="T23">作業希望日 （週１日　金、または、土）</text:span></text:p>
      <text:p text:style-name="P19"><text:span text:style-name="T8">　作業希望週　2020</text:span><text:span text:style-name="T9">.6.8(</text:span><text:span text:style-name="T8">月</text:span><text:span text:style-name="T9">) ~ 2020.6.14(</text:span><text:span text:style-name="T8">日</text:span><text:span text:style-name="T9">)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32">6/12（金）</text:p>
          </table:table-cell>
          <table:table-cell table:style-name="表54.B1" office:value-type="string">
            <text:p text:style-name="P32">6/13（土）</text:p>
          </table:table-cell>
        </table:table-row>
        <table:table-row>
          <table:table-cell table:style-name="表54.A2" office:value-type="string">
            <text:p text:style-name="P30">○</text:p>
          </table:table-cell>
          <table:table-cell table:style-name="表54.B2" office:value-type="string">
            <text:p text:style-name="P30">○</text:p>
          </table:table-cell>
        </table:table-row>
      </table:table>
      <text:p text:style-name="P40"/>
      <text:p text:style-name="P37">③ 交通費申請　=&gt;　なし</text:p>
      <text:p text:style-name="P14">---------------------</text:p>
      <text:p text:style-name="P15">【作業員　岩淵謙 / 日報連絡、他】 2020.6.1(月) ~ 2020.6.7(日)</text:p>
      <text:p text:style-name="P14">[//]</text:p>
      <text:p text:style-name="P5"/>
      <text:p text:style-name="P18"/>
      <text:p text:style-name="P2">-------------------------------------------------------- [20200613_122829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３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日報</text:span><text:span text:style-name="T20">（</text:span><text:span text:style-name="T28"> ２</text:span><text:span text:style-name="T29"> </text:span><text:span text:style-name="T20">枚）</text:span></text:p>
      <table:table table:name="表55" table:style-name="表55">
        <table:table-column table:style-name="表55.A"/>
        <table:table-column table:style-name="表55.B"/>
        <table:table-column table:style-name="表55.C"/>
        <table:table-column table:style-name="表55.D"/>
        <table:table-row>
          <table:table-cell table:style-name="表55.A1" office:value-type="string">
            <text:p text:style-name="P31">1</text:p>
          </table:table-cell>
          <table:table-cell table:style-name="表55.A1" office:value-type="string">
            <text:p text:style-name="P31">作業日</text:p>
          </table:table-cell>
          <table:table-cell table:style-name="表55.A1" office:value-type="string">
            <text:p text:style-name="P33">6/11 木曜日</text:p>
          </table:table-cell>
          <table:table-cell table:style-name="表55.D1" office:value-type="string">
            <text:p text:style-name="P33">6/12 金曜日</text:p>
          </table:table-cell>
        </table:table-row>
        <table:table-row>
          <table:table-cell table:style-name="表55.A2" office:value-type="string">
            <text:p text:style-name="P31">2</text:p>
          </table:table-cell>
          <table:table-cell table:style-name="表55.A2" office:value-type="string">
            <text:p text:style-name="P31">発注者</text:p>
          </table:table-cell>
          <table:table-cell table:style-name="表55.A2" office:value-type="string">
            <text:p text:style-name="P33">ホクシン設備</text:p>
          </table:table-cell>
          <table:table-cell table:style-name="表55.D2" office:value-type="string">
            <text:p text:style-name="P33">ホクシン設備</text:p>
          </table:table-cell>
        </table:table-row>
        <table:table-row>
          <table:table-cell table:style-name="表55.A2" office:value-type="string">
            <text:p text:style-name="P31">3</text:p>
          </table:table-cell>
          <table:table-cell table:style-name="表55.A2" office:value-type="string">
            <text:p text:style-name="P31">工事件名</text:p>
          </table:table-cell>
          <table:table-cell table:style-name="表55.A2" office:value-type="string">
            <text:p text:style-name="P33">田端プロジェクト</text:p>
          </table:table-cell>
          <table:table-cell table:style-name="表55.D2" office:value-type="string">
            <text:p text:style-name="P33">田端プロジェクト</text:p>
          </table:table-cell>
        </table:table-row>
        <table:table-row>
          <table:table-cell table:style-name="表55.A2" office:value-type="string">
            <text:p text:style-name="P31">4</text:p>
          </table:table-cell>
          <table:table-cell table:style-name="表55.A2" office:value-type="string">
            <text:p text:style-name="P31">作業時間</text:p>
          </table:table-cell>
          <table:table-cell table:style-name="表55.A2" office:value-type="string">
            <text:p text:style-name="P33">８：００－１８：００</text:p>
            <text:p text:style-name="P33">（残業１時間）</text:p>
          </table:table-cell>
          <table:table-cell table:style-name="表55.D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55.A2" office:value-type="string">
            <text:p text:style-name="P31">5</text:p>
          </table:table-cell>
          <table:table-cell table:style-name="表55.A2" office:value-type="string">
            <text:p text:style-name="P31">備考</text:p>
          </table:table-cell>
          <table:table-cell table:style-name="表55.A2" office:value-type="string">
            <text:p text:style-name="P33">-</text:p>
          </table:table-cell>
          <table:table-cell table:style-name="表55.D2" office:value-type="string">
            <text:p text:style-name="P33"/>
          </table:table-cell>
        </table:table-row>
      </table:table>
      <text:p text:style-name="P37"/>
      <text:p text:style-name="P37">② <text:span text:style-name="T23">作業希望日 （週１日　金、または、土）</text:span></text:p>
      <text:p text:style-name="P19"><text:span text:style-name="T8">　作業希望週　2020</text:span><text:span text:style-name="T9">.6.15(</text:span><text:span text:style-name="T8">月</text:span><text:span text:style-name="T9">) ~ 2020.6.21(</text:span><text:span text:style-name="T8">日</text:span><text:span text:style-name="T9">)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32">6/19（金）</text:p>
          </table:table-cell>
          <table:table-cell table:style-name="表56.B1" office:value-type="string">
            <text:p text:style-name="P32">6/20（土）</text:p>
          </table:table-cell>
        </table:table-row>
        <table:table-row>
          <table:table-cell table:style-name="表56.A2" office:value-type="string">
            <text:p text:style-name="P30">○</text:p>
          </table:table-cell>
          <table:table-cell table:style-name="表56.B2" office:value-type="string">
            <text:p text:style-name="P30">○</text:p>
          </table:table-cell>
        </table:table-row>
      </table:table>
      <text:p text:style-name="P40"/>
      <text:p text:style-name="P37"><text:soft-page-break/>③ 交通費申請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8">期間</text:p>
          </table:table-cell>
          <table:table-cell table:style-name="表57.B1" office:value-type="string">
            <text:p text:style-name="P29"><text:s text:c="2"/>2020.6.8(月) ~ 2020.6.14(日)</text:p>
          </table:table-cell>
        </table:table-row>
        <table:table-row>
          <table:table-cell table:style-name="表57.A2" office:value-type="string">
            <text:p text:style-name="P26">合計</text:p>
          </table:table-cell>
          <table:table-cell table:style-name="表57.B2" office:value-type="string">
            <text:p text:style-name="P27"><text:s/>￥1,672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<text:s text:c="2"/>2020.6.8(月) ~ 2020.6.14(日)</text:p>
      <text:p text:style-name="P14">[//]</text:p>
      <text:p text:style-name="P5"/>
      <text:p text:style-name="P18"/>
      <text:p text:style-name="P2">-------------------------------------------------------- [20200620_110049]</text:p>
      <text:p text:style-name="P12">すみません。伝票で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１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日報</text:span></text:p>
      <table:table table:name="表61" table:style-name="表61">
        <table:table-column table:style-name="表61.A"/>
        <table:table-column table:style-name="表61.B"/>
        <table:table-column table:style-name="表61.C"/>
        <table:table-row>
          <table:table-cell table:style-name="表61.A1" office:value-type="string">
            <text:p text:style-name="P31">1</text:p>
          </table:table-cell>
          <table:table-cell table:style-name="表61.A1" office:value-type="string">
            <text:p text:style-name="P31">作業日</text:p>
          </table:table-cell>
          <table:table-cell table:style-name="表61.C1" office:value-type="string">
            <text:p text:style-name="P33">6/17 水曜日</text:p>
          </table:table-cell>
        </table:table-row>
        <table:table-row>
          <table:table-cell table:style-name="表61.A2" office:value-type="string">
            <text:p text:style-name="P31">2</text:p>
          </table:table-cell>
          <table:table-cell table:style-name="表61.A2" office:value-type="string">
            <text:p text:style-name="P31">発注者</text:p>
          </table:table-cell>
          <table:table-cell table:style-name="表61.C2" office:value-type="string">
            <text:p text:style-name="P33">キャリアテック</text:p>
          </table:table-cell>
        </table:table-row>
        <table:table-row>
          <table:table-cell table:style-name="表61.A2" office:value-type="string">
            <text:p text:style-name="P31">3</text:p>
          </table:table-cell>
          <table:table-cell table:style-name="表61.A2" office:value-type="string">
            <text:p text:style-name="P31">工事件名</text:p>
          </table:table-cell>
          <table:table-cell table:style-name="表61.C2" office:value-type="string">
            <text:p text:style-name="P33">こぶしえん</text:p>
          </table:table-cell>
        </table:table-row>
        <table:table-row>
          <table:table-cell table:style-name="表61.A2" office:value-type="string">
            <text:p text:style-name="P31">4</text:p>
          </table:table-cell>
          <table:table-cell table:style-name="表61.A2" office:value-type="string">
            <text:p text:style-name="P31">作業時間</text:p>
          </table:table-cell>
          <table:table-cell table:style-name="表61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61.A2" office:value-type="string">
            <text:p text:style-name="P31">5</text:p>
          </table:table-cell>
          <table:table-cell table:style-name="表61.A2" office:value-type="string">
            <text:p text:style-name="P31">備考</text:p>
          </table:table-cell>
          <table:table-cell table:style-name="表61.C2" office:value-type="string">
            <text:p text:style-name="P33">-</text:p>
          </table:table-cell>
        </table:table-row>
      </table:table>
      <text:p text:style-name="P14"/>
      <text:p text:style-name="P15">【作業員　岩淵謙 / 日報連絡】 2020.6.17(水)</text:p>
      <text:p text:style-name="P14"/>
      <text:p text:style-name="P14"/>
      <text:p text:style-name="P2"/>
      <text:p text:style-name="P18"/>
      <text:p text:style-name="P2"/>
      <text:p text:style-name="P2">-------------------------------------------------------- [20200620_155547]</text:p>
      <text:p text:style-name="P10">お疲れさまです。</text:p>
      <text:p text:style-name="P12">希望申請と交通費の連絡です。</text:p>
      <text:p text:style-name="P10">よろしくお願いします。</text:p>
      <text:p text:style-name="P40"/>
      <text:p text:style-name="P10">岩淵</text:p>
      <text:p text:style-name="P40"><text:soft-page-break/></text:p>
      <text:p text:style-name="P20"><text:span text:style-name="T5">----------- </text:span><text:span text:style-name="T3">提出（</text:span><text:span text:style-name="T13"> </text:span><text:span text:style-name="T14">２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4">作業希望日 （週１日　金、または、土）</text:span></text:p>
      <text:p text:style-name="P19"><text:span text:style-name="T8">　作業希望週　2020</text:span><text:span text:style-name="T9">.6.22(</text:span><text:span text:style-name="T8">月</text:span><text:span text:style-name="T9">) ~ 2020.6.28(</text:span><text:span text:style-name="T8">日</text:span><text:span text:style-name="T9">)</text:span></text:p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32">6/26（金）</text:p>
          </table:table-cell>
          <table:table-cell table:style-name="表59.B1" office:value-type="string">
            <text:p text:style-name="P32">6/27（土）</text:p>
          </table:table-cell>
        </table:table-row>
        <table:table-row>
          <table:table-cell table:style-name="表59.A2" office:value-type="string">
            <text:p text:style-name="P30">○</text:p>
          </table:table-cell>
          <table:table-cell table:style-name="表59.B2" office:value-type="string">
            <text:p text:style-name="P30">○</text:p>
          </table:table-cell>
        </table:table-row>
      </table:table>
      <text:p text:style-name="P40"/>
      <text:p text:style-name="P37">② 交通費申請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8">期間</text:p>
          </table:table-cell>
          <table:table-cell table:style-name="表60.B1" office:value-type="string">
            <text:p text:style-name="P29"><text:s text:c="2"/>2020.6.15(月) ~ 2020.6.21(日)</text:p>
          </table:table-cell>
        </table:table-row>
        <table:table-row>
          <table:table-cell table:style-name="表60.A2" office:value-type="string">
            <text:p text:style-name="P26">合計</text:p>
          </table:table-cell>
          <table:table-cell table:style-name="表60.B2" office:value-type="string">
            <text:p text:style-name="P27"><text:s/>￥440 円</text:p>
          </table:table-cell>
        </table:table-row>
      </table:table>
      <text:p text:style-name="P43"/>
      <text:p text:style-name="P14">---------------------</text:p>
      <text:p text:style-name="P15">【作業員　岩淵謙 / 提出各種】 2020.6.15(月) ~ 2020.6.21(日)</text:p>
      <text:p text:style-name="P14">[//]</text:p>
      <text:p text:style-name="P5"/>
      <text:p text:style-name="P5"/>
      <text:p text:style-name="P18"/>
      <text:p text:style-name="P2">-------------------------------------------------------- [20200627_143051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３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日報</text:span></text:p>
      <table:table table:name="表58" table:style-name="表58">
        <table:table-column table:style-name="表58.A"/>
        <table:table-column table:style-name="表58.B"/>
        <table:table-column table:style-name="表58.C"/>
        <table:table-row>
          <table:table-cell table:style-name="表58.A1" office:value-type="string">
            <text:p text:style-name="P31">1</text:p>
          </table:table-cell>
          <table:table-cell table:style-name="表58.A1" office:value-type="string">
            <text:p text:style-name="P31">作業日</text:p>
          </table:table-cell>
          <table:table-cell table:style-name="表58.C1" office:value-type="string">
            <text:p text:style-name="P33">6/26 金曜日</text:p>
          </table:table-cell>
        </table:table-row>
        <table:table-row>
          <table:table-cell table:style-name="表58.A2" office:value-type="string">
            <text:p text:style-name="P31">2</text:p>
          </table:table-cell>
          <table:table-cell table:style-name="表58.A2" office:value-type="string">
            <text:p text:style-name="P31">発注者</text:p>
          </table:table-cell>
          <table:table-cell table:style-name="表58.C2" office:value-type="string">
            <text:p text:style-name="P33">㈱橘設備工業所</text:p>
          </table:table-cell>
        </table:table-row>
        <table:table-row>
          <table:table-cell table:style-name="表58.A2" office:value-type="string">
            <text:p text:style-name="P31">3</text:p>
          </table:table-cell>
          <table:table-cell table:style-name="表58.A2" office:value-type="string">
            <text:p text:style-name="P31">工事件名</text:p>
          </table:table-cell>
          <table:table-cell table:style-name="表58.C2" office:value-type="string">
            <text:p text:style-name="P33">メインステージ鶴見Ⅱ</text:p>
          </table:table-cell>
        </table:table-row>
        <table:table-row>
          <table:table-cell table:style-name="表58.A2" office:value-type="string">
            <text:p text:style-name="P31">4</text:p>
          </table:table-cell>
          <table:table-cell table:style-name="表58.A2" office:value-type="string">
            <text:p text:style-name="P31">作業時間</text:p>
          </table:table-cell>
          <table:table-cell table:style-name="表58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58.A2" office:value-type="string">
            <text:p text:style-name="P31">5</text:p>
          </table:table-cell>
          <table:table-cell table:style-name="表58.A2" office:value-type="string">
            <text:p text:style-name="P31">備考</text:p>
          </table:table-cell>
          <table:table-cell table:style-name="表58.C2" office:value-type="string">
            <text:p text:style-name="P33">指示書にあった荒井さんは、当日は来ないということで、職長と思しき方（遠藤さん）に、朝の挨拶。サインもいただきました。</text:p>
          </table:table-cell>
        </table:table-row>
      </table:table>
      <text:p text:style-name="P37"/>
      <text:p text:style-name="P37"><text:soft-page-break/>② <text:span text:style-name="T23">作業希望日 （週１日　金、または、土）</text:span></text:p>
      <text:p text:style-name="P19"><text:span text:style-name="T8">　作業希望週　2020</text:span><text:span text:style-name="T9">.6.29(</text:span><text:span text:style-name="T8">月</text:span><text:span text:style-name="T9">) ~ 2020.7.5(</text:span><text:span text:style-name="T8">日</text:span><text:span text:style-name="T9">)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32">7/3（金）</text:p>
          </table:table-cell>
          <table:table-cell table:style-name="表62.B1" office:value-type="string">
            <text:p text:style-name="P32">7/4（土）</text:p>
          </table:table-cell>
        </table:table-row>
        <table:table-row>
          <table:table-cell table:style-name="表62.A2" office:value-type="string">
            <text:p text:style-name="P30">○</text:p>
          </table:table-cell>
          <table:table-cell table:style-name="表62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8">期間</text:p>
          </table:table-cell>
          <table:table-cell table:style-name="表63.B1" office:value-type="string">
            <text:p text:style-name="P29"><text:s text:c="2"/>2020.6.2(月) ~ 2020.6.28(日)</text:p>
          </table:table-cell>
        </table:table-row>
        <table:table-row>
          <table:table-cell table:style-name="表63.A2" office:value-type="string">
            <text:p text:style-name="P26">合計</text:p>
          </table:table-cell>
          <table:table-cell table:style-name="表63.B2" office:value-type="string">
            <text:p text:style-name="P27"><text:s/>￥754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6.22(月) ~ 2020.6.28(日)</text:p>
      <text:p text:style-name="P14">[//]</text:p>
      <text:p text:style-name="P5"/>
      <text:p text:style-name="P16"/>
      <text:p text:style-name="P2">-------------------------------------------------------- [20200709_103622]</text:p>
      <text:p text:style-name="P13">昨日はどうも、研修他のご対応、どうもありがとうございました。</text:p>
      <text:p text:style-name="P24">みなさんお元気そうで、なによりでございます。</text:p>
      <text:p text:style-name="P24">例によって、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３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日報（２枚）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31">1</text:p>
          </table:table-cell>
          <table:table-cell table:style-name="表64.A1" office:value-type="string">
            <text:p text:style-name="P31">作業日</text:p>
          </table:table-cell>
          <table:table-cell table:style-name="表64.C1" office:value-type="string">
            <text:p text:style-name="P33">7/4 土曜日</text:p>
            <text:p text:style-name="P33">7/6 月曜日</text:p>
          </table:table-cell>
        </table:table-row>
        <table:table-row>
          <table:table-cell table:style-name="表64.A2" office:value-type="string">
            <text:p text:style-name="P31">2</text:p>
          </table:table-cell>
          <table:table-cell table:style-name="表64.A2" office:value-type="string">
            <text:p text:style-name="P31">発注者</text:p>
          </table:table-cell>
          <table:table-cell table:style-name="表64.C2" office:value-type="string">
            <text:p text:style-name="P33">ホクシン設備</text:p>
          </table:table-cell>
        </table:table-row>
        <table:table-row>
          <table:table-cell table:style-name="表64.A2" office:value-type="string">
            <text:p text:style-name="P31">3</text:p>
          </table:table-cell>
          <table:table-cell table:style-name="表64.A2" office:value-type="string">
            <text:p text:style-name="P31">工事件名</text:p>
          </table:table-cell>
          <table:table-cell table:style-name="表64.C2" office:value-type="string">
            <text:p text:style-name="P33">田端プロジェクト</text:p>
          </table:table-cell>
        </table:table-row>
        <table:table-row>
          <table:table-cell table:style-name="表64.A2" office:value-type="string">
            <text:p text:style-name="P31">4</text:p>
          </table:table-cell>
          <table:table-cell table:style-name="表64.A2" office:value-type="string">
            <text:p text:style-name="P31">作業時間</text:p>
          </table:table-cell>
          <table:table-cell table:style-name="表64.C2" office:value-type="string">
            <text:p text:style-name="P33">８：００－１７：００</text:p>
            <text:p text:style-name="P33">（どちらの日も、定時）</text:p>
          </table:table-cell>
        </table:table-row>
        <table:table-row>
          <table:table-cell table:style-name="表64.A2" office:value-type="string">
            <text:p text:style-name="P31">5</text:p>
          </table:table-cell>
          <table:table-cell table:style-name="表64.A2" office:value-type="string">
            <text:p text:style-name="P31">備考</text:p>
          </table:table-cell>
          <table:table-cell table:style-name="表64.C2" office:value-type="string">
            <text:p text:style-name="P33">-</text:p>
          </table:table-cell>
        </table:table-row>
      </table:table>
      <text:p text:style-name="P37"/>
      <text:p text:style-name="P37">② <text:span text:style-name="T23">作業希望日 （週１日　金、または、土）</text:span></text:p>
      <text:p text:style-name="P19"><text:span text:style-name="T8">　作業希望週　2020</text:span><text:span text:style-name="T9">.7.13(</text:span><text:span text:style-name="T8">月</text:span><text:span text:style-name="T9">) ~ 2020.7.19(</text:span><text:span text:style-name="T8">日</text:span><text:span text:style-name="T9">)</text:span>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32">7/17（金）</text:p>
          </table:table-cell>
          <table:table-cell table:style-name="表65.B1" office:value-type="string">
            <text:p text:style-name="P32">7/18（土）</text:p>
          </table:table-cell>
        </table:table-row>
        <text:soft-page-break/>
        <table:table-row>
          <table:table-cell table:style-name="表65.A2" office:value-type="string">
            <text:p text:style-name="P30">○</text:p>
          </table:table-cell>
          <table:table-cell table:style-name="表65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8">期間</text:p>
          </table:table-cell>
          <table:table-cell table:style-name="表66.B1" office:value-type="string">
            <text:p text:style-name="P29"><text:s text:c="2"/>2020.6.29(月) ~ 2020.7.5(日) → <text:s/>836<text:span text:style-name="T19">円</text:span></text:p>
            <text:p text:style-name="P29"><text:s text:c="2"/>2020.7.6(月) ~ 2020.7.12(日) → <text:s/>836<text:span text:style-name="T19">円</text:span></text:p>
          </table:table-cell>
        </table:table-row>
        <table:table-row>
          <table:table-cell table:style-name="表66.A2" office:value-type="string">
            <text:p text:style-name="P26">合計</text:p>
          </table:table-cell>
          <table:table-cell table:style-name="表66.B2" office:value-type="string">
            <text:p text:style-name="P27"><text:s/>￥1,672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6.29(月) ~ 2020.7.12(日)</text:p>
      <text:p text:style-name="P14">[//]</text:p>
      <text:p text:style-name="P5"/>
      <text:p text:style-name="P16"/>
      <text:p text:style-name="P5"/>
      <text:p text:style-name="P2">-------------------------------------------------------- [20200718_162256]</text:p>
      <text:p text:style-name="P10">お疲れさまです。</text:p>
      <text:p text:style-name="P12">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３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日報</text:span></text:p>
      <table:table table:name="表67" table:style-name="表67">
        <table:table-column table:style-name="表67.A"/>
        <table:table-column table:style-name="表67.B"/>
        <table:table-column table:style-name="表67.C"/>
        <table:table-row>
          <table:table-cell table:style-name="表67.A1" office:value-type="string">
            <text:p text:style-name="P31">1</text:p>
          </table:table-cell>
          <table:table-cell table:style-name="表67.A1" office:value-type="string">
            <text:p text:style-name="P31">作業日</text:p>
          </table:table-cell>
          <table:table-cell table:style-name="表67.C1" office:value-type="string">
            <text:p text:style-name="P33">7/17 金曜日</text:p>
          </table:table-cell>
        </table:table-row>
        <table:table-row>
          <table:table-cell table:style-name="表67.A2" office:value-type="string">
            <text:p text:style-name="P31">2</text:p>
          </table:table-cell>
          <table:table-cell table:style-name="表67.A2" office:value-type="string">
            <text:p text:style-name="P31">発注者</text:p>
          </table:table-cell>
          <table:table-cell table:style-name="表67.C2" office:value-type="string">
            <text:p text:style-name="P33">㈱アットライフ</text:p>
          </table:table-cell>
        </table:table-row>
        <table:table-row>
          <table:table-cell table:style-name="表67.A2" office:value-type="string">
            <text:p text:style-name="P31">3</text:p>
          </table:table-cell>
          <table:table-cell table:style-name="表67.A2" office:value-type="string">
            <text:p text:style-name="P31">工事件名</text:p>
          </table:table-cell>
          <table:table-cell table:style-name="表67.C2" office:value-type="string">
            <text:p text:style-name="P33">大東建託　住信建託様ホテル</text:p>
          </table:table-cell>
        </table:table-row>
        <table:table-row>
          <table:table-cell table:style-name="表67.A2" office:value-type="string">
            <text:p text:style-name="P31">4</text:p>
          </table:table-cell>
          <table:table-cell table:style-name="表67.A2" office:value-type="string">
            <text:p text:style-name="P31">作業時間</text:p>
          </table:table-cell>
          <table:table-cell table:style-name="表67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67.A2" office:value-type="string">
            <text:p text:style-name="P31">5</text:p>
          </table:table-cell>
          <table:table-cell table:style-name="表67.A2" office:value-type="string">
            <text:p text:style-name="P31">備考</text:p>
          </table:table-cell>
          <table:table-cell table:style-name="表67.C2" office:value-type="string">
            <text:p text:style-name="P33">-</text:p>
          </table:table-cell>
        </table:table-row>
      </table:table>
      <text:p text:style-name="P37"/>
      <text:p text:style-name="P37">② <text:span text:style-name="T23">作業希望日 （週１日　金、または、土）</text:span></text:p>
      <text:p text:style-name="P19"><text:span text:style-name="T8">　作業希望週　2020</text:span><text:span text:style-name="T9">.7.20(</text:span><text:span text:style-name="T8">月</text:span><text:span text:style-name="T9">) ~ 2020.7.26(</text:span><text:span text:style-name="T8">日</text:span><text:span text:style-name="T9">)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32">7/24（金）</text:p>
          </table:table-cell>
          <table:table-cell table:style-name="表68.B1" office:value-type="string">
            <text:p text:style-name="P32">7/25（土）</text:p>
          </table:table-cell>
        </table:table-row>
        <table:table-row>
          <table:table-cell table:style-name="表68.A2" office:value-type="string">
            <text:p text:style-name="P30">○</text:p>
          </table:table-cell>
          <table:table-cell table:style-name="表68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8">期間</text:p>
          </table:table-cell>
          <table:table-cell table:style-name="表69.B1" office:value-type="string">
            <text:p text:style-name="P29"><text:s text:c="2"/>2020.7.13(月) ~ 2020.7.19(日)</text:p>
          </table:table-cell>
        </table:table-row>
        <text:soft-page-break/>
        <table:table-row>
          <table:table-cell table:style-name="表69.A2" office:value-type="string">
            <text:p text:style-name="P26">合計</text:p>
          </table:table-cell>
          <table:table-cell table:style-name="表69.B2" office:value-type="string">
            <text:p text:style-name="P27"><text:s/>￥924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7.13(月) ~ 2020.7.19(日)</text:p>
      <text:p text:style-name="P14">[//]</text:p>
      <text:p text:style-name="P5"/>
      <text:p text:style-name="P16"/>
      <text:p text:style-name="P2">-------------------------------------------------------- [20200727_124922]</text:p>
      <text:p text:style-name="P12">すみません、遅れました。今週の希望日、連絡です。</text:p>
      <text:p text:style-name="P12">今週はいつもと違って、水木いずれかを希望してます。</text:p>
      <text:p text:style-name="P12">また知り合いの人のキャンプの手伝いを、土日にする予定を</text:p>
      <text:p text:style-name="P12">入れました。</text:p>
      <text:p text:style-name="P12">それで、前日１日も空けておきたくて、水木の希望にしました。</text:p>
      <text:p text:style-name="P12">諸々の事情で、仕事はないかもな、などとも思案してます。</text:p>
      <text:p text:style-name="P12">１日だけですが、よろしく願いたく。</text:p>
      <text:p text:style-name="P12">感謝しており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３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日報</text:span></text:p>
      <table:table table:name="表71" table:style-name="表71">
        <table:table-column table:style-name="表71.A"/>
        <table:table-column table:style-name="表71.B"/>
        <table:table-column table:style-name="表71.C"/>
        <table:table-row>
          <table:table-cell table:style-name="表71.A1" office:value-type="string">
            <text:p text:style-name="P31">1</text:p>
          </table:table-cell>
          <table:table-cell table:style-name="表71.A1" office:value-type="string">
            <text:p text:style-name="P31">作業日</text:p>
          </table:table-cell>
          <table:table-cell table:style-name="表71.C1" office:value-type="string">
            <text:p text:style-name="P33">6/XX XX曜日</text:p>
          </table:table-cell>
        </table:table-row>
        <table:table-row>
          <table:table-cell table:style-name="表71.A2" office:value-type="string">
            <text:p text:style-name="P31">2</text:p>
          </table:table-cell>
          <table:table-cell table:style-name="表71.A2" office:value-type="string">
            <text:p text:style-name="P31">発注者</text:p>
          </table:table-cell>
          <table:table-cell table:style-name="表71.C2" office:value-type="string">
            <text:p text:style-name="P33">XXX（XXX）</text:p>
          </table:table-cell>
        </table:table-row>
        <table:table-row>
          <table:table-cell table:style-name="表71.A2" office:value-type="string">
            <text:p text:style-name="P31">3</text:p>
          </table:table-cell>
          <table:table-cell table:style-name="表71.A2" office:value-type="string">
            <text:p text:style-name="P31">工事件名</text:p>
          </table:table-cell>
          <table:table-cell table:style-name="表71.C2" office:value-type="string">
            <text:p text:style-name="P33">XXX</text:p>
          </table:table-cell>
        </table:table-row>
        <table:table-row>
          <table:table-cell table:style-name="表71.A2" office:value-type="string">
            <text:p text:style-name="P31">4</text:p>
          </table:table-cell>
          <table:table-cell table:style-name="表71.A2" office:value-type="string">
            <text:p text:style-name="P31">作業時間</text:p>
          </table:table-cell>
          <table:table-cell table:style-name="表71.C2" office:value-type="string">
            <text:p text:style-name="P33">８：００－XX：００</text:p>
            <text:p text:style-name="P33">（定時）</text:p>
          </table:table-cell>
        </table:table-row>
        <table:table-row>
          <table:table-cell table:style-name="表71.A2" office:value-type="string">
            <text:p text:style-name="P31">5</text:p>
          </table:table-cell>
          <table:table-cell table:style-name="表71.A2" office:value-type="string">
            <text:p text:style-name="P31">備考</text:p>
          </table:table-cell>
          <table:table-cell table:style-name="表71.C2" office:value-type="string">
            <text:p text:style-name="P33">-</text:p>
          </table:table-cell>
        </table:table-row>
      </table:table>
      <text:p text:style-name="P37"/>
      <text:p text:style-name="P37">② <text:span text:style-name="T23">作業希望日 （週１日　金、または、土）</text:span></text:p>
      <text:p text:style-name="P19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32">7/29（<text:span text:style-name="T19">水</text:span>）</text:p>
          </table:table-cell>
          <table:table-cell table:style-name="表72.B1" office:value-type="string">
            <text:p text:style-name="P32">7/30（<text:span text:style-name="T19">木</text:span>）</text:p>
          </table:table-cell>
        </table:table-row>
        <table:table-row>
          <table:table-cell table:style-name="表72.A2" office:value-type="string">
            <text:p text:style-name="P30">○</text:p>
          </table:table-cell>
          <table:table-cell table:style-name="表72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73" table:style-name="表73">
        <table:table-column table:style-name="表73.A"/>
        <table:table-column table:style-name="表73.B"/>
        <text:soft-page-break/>
        <table:table-row>
          <table:table-cell table:style-name="表73.A1" office:value-type="string">
            <text:p text:style-name="P28">期間</text:p>
          </table:table-cell>
          <table:table-cell table:style-name="表73.B1" office:value-type="string">
            <text:p text:style-name="P29"><text:s text:c="2"/>2020.6.XX(月) ~ 2020.6.XX(日)</text:p>
          </table:table-cell>
        </table:table-row>
        <table:table-row>
          <table:table-cell table:style-name="表73.A2" office:value-type="string">
            <text:p text:style-name="P26">合計</text:p>
          </table:table-cell>
          <table:table-cell table:style-name="表73.B2" office:value-type="string">
            <text:p text:style-name="P27"><text:s/>￥XXX 円</text:p>
          </table:table-cell>
        </table:table-row>
      </table:table>
      <text:p text:style-name="P43"/>
      <text:p text:style-name="P14">---------------------</text:p>
      <text:p text:style-name="P15">【作業員　岩淵謙 / 勤務希望日】 2020.7.27(月) ~ 2020.8.2(日)</text:p>
      <text:p text:style-name="P14">[//]</text:p>
      <text:p text:style-name="P5"/>
      <text:p text:style-name="P16"/>
      <text:p text:style-name="P2">-------------------------------------------------------- [20200731_162344]</text:p>
      <text:p text:style-name="P10">お疲れさまです。<text:span text:style-name="T19">書類等を提出します。</text:span></text:p>
      <text:p text:style-name="P12">来週は、またキャンプの手伝いで、恐縮ですが、また変則的、土曜のみの勤務を希望してます。すみません。よろしく願いたく。</text:p>
      <text:p text:style-name="P12">日報に日付を忘れている件、これもお詫びです。すみません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３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日報</text:span></text:p>
      <table:table table:name="表74" table:style-name="表74">
        <table:table-column table:style-name="表74.A"/>
        <table:table-column table:style-name="表74.B"/>
        <table:table-column table:style-name="表74.C"/>
        <table:table-row>
          <table:table-cell table:style-name="表74.A1" office:value-type="string">
            <text:p text:style-name="P31">1</text:p>
          </table:table-cell>
          <table:table-cell table:style-name="表74.A1" office:value-type="string">
            <text:p text:style-name="P31">作業日</text:p>
          </table:table-cell>
          <table:table-cell table:style-name="表74.C1" office:value-type="string">
            <text:p text:style-name="P33">7/29 水曜日</text:p>
          </table:table-cell>
        </table:table-row>
        <table:table-row>
          <table:table-cell table:style-name="表74.A2" office:value-type="string">
            <text:p text:style-name="P31">2</text:p>
          </table:table-cell>
          <table:table-cell table:style-name="表74.A2" office:value-type="string">
            <text:p text:style-name="P31">発注者</text:p>
          </table:table-cell>
          <table:table-cell table:style-name="表74.C2" office:value-type="string">
            <text:p text:style-name="P33">経塚工業株式会社</text:p>
          </table:table-cell>
        </table:table-row>
        <table:table-row>
          <table:table-cell table:style-name="表74.A2" office:value-type="string">
            <text:p text:style-name="P31">3</text:p>
          </table:table-cell>
          <table:table-cell table:style-name="表74.A2" office:value-type="string">
            <text:p text:style-name="P31">工事件名</text:p>
          </table:table-cell>
          <table:table-cell table:style-name="表74.C2" office:value-type="string">
            <text:p text:style-name="P33">箕輪町計画Ⅰ敷地</text:p>
          </table:table-cell>
        </table:table-row>
        <table:table-row>
          <table:table-cell table:style-name="表74.A2" office:value-type="string">
            <text:p text:style-name="P31">4</text:p>
          </table:table-cell>
          <table:table-cell table:style-name="表74.A2" office:value-type="string">
            <text:p text:style-name="P31">作業時間</text:p>
          </table:table-cell>
          <table:table-cell table:style-name="表74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74.A2" office:value-type="string">
            <text:p text:style-name="P31">5</text:p>
          </table:table-cell>
          <table:table-cell table:style-name="表74.A2" office:value-type="string">
            <text:p text:style-name="P31">備考</text:p>
          </table:table-cell>
          <table:table-cell table:style-name="表74.C2" office:value-type="string">
            <text:p text:style-name="P33">すみません。メール書いている途中に気づいたのですが、日報の日付。書き忘れてます。冷や汗ですが、報告します。</text:p>
          </table:table-cell>
        </table:table-row>
      </table:table>
      <text:p text:style-name="P37"/>
      <text:p text:style-name="Text_20_body"><text:span text:style-name="T10">② </text:span><text:span text:style-name="T11">作業希望日 （週１日　土曜だけです）</text:span></text:p>
      <table:table table:name="表75" table:style-name="表75">
        <table:table-column table:style-name="表75.A"/>
        <table:table-row>
          <table:table-cell table:style-name="表75.A1" office:value-type="string">
            <text:p text:style-name="P32">8/8（土）</text:p>
          </table:table-cell>
        </table:table-row>
        <table:table-row>
          <table:table-cell table:style-name="表75.A2" office:value-type="string">
            <text:p text:style-name="P30">○</text:p>
          </table:table-cell>
        </table:table-row>
        <table:table-row>
          <table:table-cell table:style-name="表75.A2" office:value-type="string">
            <text:p text:style-name="P27">8/5水,8/6木と、キャンプの手伝いに行きます。</text:p>
          </table:table-cell>
        </table:table-row>
      </table:table>
      <text:p text:style-name="P40"/>
      <text:p text:style-name="P37">③ 交通費申請</text:p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28">期間</text:p>
          </table:table-cell>
          <table:table-cell table:style-name="表76.B1" office:value-type="string">
            <text:p text:style-name="P29"><text:s text:c="2"/>2020.7.27(月) ~ 2020.8.2(日)</text:p>
          </table:table-cell>
        </table:table-row>
        <table:table-row>
          <table:table-cell table:style-name="表76.A2" office:value-type="string">
            <text:p text:style-name="P26">合計</text:p>
          </table:table-cell>
          <table:table-cell table:style-name="表76.B2" office:value-type="string">
            <text:p text:style-name="P27"><text:s/>￥502 円</text:p>
          </table:table-cell>
        </table:table-row>
      </table:table>
      <text:p text:style-name="P43"/>
      <text:p text:style-name="P14"><text:soft-page-break/>---------------------</text:p>
      <text:p text:style-name="P15">【作業員　岩淵謙 / 日報連絡、他】 2020.7.27(月) ~ 2020.8.2(日)</text:p>
      <text:p text:style-name="P14">[//]</text:p>
      <text:p text:style-name="P5"/>
      <text:p text:style-name="P16">@@@</text:p>
      <text:p text:style-name="P2">-------------------------------------------------------- [XXX]</text:p>
      <text:p text:style-name="P10">お疲れさまです。</text:p>
      <text:p text:style-name="P12">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３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日報</text:span></text:p>
      <table:table table:name="表77" table:style-name="表77">
        <table:table-column table:style-name="表77.A"/>
        <table:table-column table:style-name="表77.B"/>
        <table:table-column table:style-name="表77.C"/>
        <table:table-row>
          <table:table-cell table:style-name="表77.A1" office:value-type="string">
            <text:p text:style-name="P31">1</text:p>
          </table:table-cell>
          <table:table-cell table:style-name="表77.A1" office:value-type="string">
            <text:p text:style-name="P31">作業日</text:p>
          </table:table-cell>
          <table:table-cell table:style-name="表77.C1" office:value-type="string">
            <text:p text:style-name="P33">8/XX XX曜日</text:p>
          </table:table-cell>
        </table:table-row>
        <table:table-row>
          <table:table-cell table:style-name="表77.A2" office:value-type="string">
            <text:p text:style-name="P31">2</text:p>
          </table:table-cell>
          <table:table-cell table:style-name="表77.A2" office:value-type="string">
            <text:p text:style-name="P31">発注者</text:p>
          </table:table-cell>
          <table:table-cell table:style-name="表77.C2" office:value-type="string">
            <text:p text:style-name="P33">XXX（XXX）</text:p>
          </table:table-cell>
        </table:table-row>
        <table:table-row>
          <table:table-cell table:style-name="表77.A2" office:value-type="string">
            <text:p text:style-name="P31">3</text:p>
          </table:table-cell>
          <table:table-cell table:style-name="表77.A2" office:value-type="string">
            <text:p text:style-name="P31">工事件名</text:p>
          </table:table-cell>
          <table:table-cell table:style-name="表77.C2" office:value-type="string">
            <text:p text:style-name="P33">XXX</text:p>
          </table:table-cell>
        </table:table-row>
        <table:table-row>
          <table:table-cell table:style-name="表77.A2" office:value-type="string">
            <text:p text:style-name="P31">4</text:p>
          </table:table-cell>
          <table:table-cell table:style-name="表77.A2" office:value-type="string">
            <text:p text:style-name="P31">作業時間</text:p>
          </table:table-cell>
          <table:table-cell table:style-name="表77.C2" office:value-type="string">
            <text:p text:style-name="P33">８：００－XX：００</text:p>
            <text:p text:style-name="P33">（定時）</text:p>
          </table:table-cell>
        </table:table-row>
        <table:table-row>
          <table:table-cell table:style-name="表77.A2" office:value-type="string">
            <text:p text:style-name="P31">5</text:p>
          </table:table-cell>
          <table:table-cell table:style-name="表77.A2" office:value-type="string">
            <text:p text:style-name="P31">備考</text:p>
          </table:table-cell>
          <table:table-cell table:style-name="表77.C2" office:value-type="string">
            <text:p text:style-name="P33">-</text:p>
          </table:table-cell>
        </table:table-row>
      </table:table>
      <text:p text:style-name="P37"/>
      <text:p text:style-name="Text_20_body"><text:span text:style-name="T10">② </text:span><text:span text:style-name="T11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32">8/XX（金）</text:p>
          </table:table-cell>
          <table:table-cell table:style-name="表78.B1" office:value-type="string">
            <text:p text:style-name="P32">8/XX（土）</text:p>
          </table:table-cell>
        </table:table-row>
        <table:table-row>
          <table:table-cell table:style-name="表78.A2" office:value-type="string">
            <text:p text:style-name="P30">○</text:p>
          </table:table-cell>
          <table:table-cell table:style-name="表78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8">期間</text:p>
          </table:table-cell>
          <table:table-cell table:style-name="表79.B1" office:value-type="string">
            <text:p text:style-name="P29"><text:s text:c="2"/>2020.8.XX(月) ~ 2020.8.XX(日)</text:p>
          </table:table-cell>
        </table:table-row>
        <table:table-row>
          <table:table-cell table:style-name="表79.A2" office:value-type="string">
            <text:p text:style-name="P26">合計</text:p>
          </table:table-cell>
          <table:table-cell table:style-name="表79.B2" office:value-type="string">
            <text:p text:style-name="P27"><text:s/>￥XXX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8.XX(月) ~ 2020.8.XX(日)</text:p>
      <text:p text:style-name="P14">[//]</text:p>
      <text:p text:style-name="P5"/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<text:soft-page-break/>お疲れさまです。</text:p>
      <text:p text:style-name="P12">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3"> </text:span><text:span text:style-name="T14">３</text:span><text:span text:style-name="T15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9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31">1</text:p>
          </table:table-cell>
          <table:table-cell table:style-name="表36.A1" office:value-type="string">
            <text:p text:style-name="P31">作業日</text:p>
          </table:table-cell>
          <table:table-cell table:style-name="表36.C1" office:value-type="string">
            <text:p text:style-name="P33">8/XX XX曜日</text:p>
          </table:table-cell>
        </table:table-row>
        <table:table-row>
          <table:table-cell table:style-name="表36.A2" office:value-type="string">
            <text:p text:style-name="P31">2</text:p>
          </table:table-cell>
          <table:table-cell table:style-name="表36.A2" office:value-type="string">
            <text:p text:style-name="P31">発注者</text:p>
          </table:table-cell>
          <table:table-cell table:style-name="表36.C2" office:value-type="string">
            <text:p text:style-name="P33">XXX（XXX）</text:p>
          </table:table-cell>
        </table:table-row>
        <table:table-row>
          <table:table-cell table:style-name="表36.A2" office:value-type="string">
            <text:p text:style-name="P31">3</text:p>
          </table:table-cell>
          <table:table-cell table:style-name="表36.A2" office:value-type="string">
            <text:p text:style-name="P31">工事件名</text:p>
          </table:table-cell>
          <table:table-cell table:style-name="表36.C2" office:value-type="string">
            <text:p text:style-name="P33">XXX</text:p>
          </table:table-cell>
        </table:table-row>
        <table:table-row>
          <table:table-cell table:style-name="表36.A2" office:value-type="string">
            <text:p text:style-name="P31">4</text:p>
          </table:table-cell>
          <table:table-cell table:style-name="表36.A2" office:value-type="string">
            <text:p text:style-name="P31">作業時間</text:p>
          </table:table-cell>
          <table:table-cell table:style-name="表36.C2" office:value-type="string">
            <text:p text:style-name="P33">８：００－XX：００</text:p>
            <text:p text:style-name="P33">（定時）</text:p>
          </table:table-cell>
        </table:table-row>
        <table:table-row>
          <table:table-cell table:style-name="表36.A2" office:value-type="string">
            <text:p text:style-name="P31">5</text:p>
          </table:table-cell>
          <table:table-cell table:style-name="表36.A2" office:value-type="string">
            <text:p text:style-name="P31">備考</text:p>
          </table:table-cell>
          <table:table-cell table:style-name="表36.C2" office:value-type="string">
            <text:p text:style-name="P33">-</text:p>
          </table:table-cell>
        </table:table-row>
      </table:table>
      <text:p text:style-name="P37"/>
      <text:p text:style-name="Text_20_body"><text:span text:style-name="T10">② </text:span><text:span text:style-name="T11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32">8/XX（金）</text:p>
          </table:table-cell>
          <table:table-cell table:style-name="表38.B1" office:value-type="string">
            <text:p text:style-name="P32">8/XX（土）</text:p>
          </table:table-cell>
        </table:table-row>
        <table:table-row>
          <table:table-cell table:style-name="表38.A2" office:value-type="string">
            <text:p text:style-name="P30">○</text:p>
          </table:table-cell>
          <table:table-cell table:style-name="表38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8">期間</text:p>
          </table:table-cell>
          <table:table-cell table:style-name="表39.B1" office:value-type="string">
            <text:p text:style-name="P29"><text:s text:c="2"/>2020.8.XX(月) ~ 2020.8.XX(日)</text:p>
          </table:table-cell>
        </table:table-row>
        <table:table-row>
          <table:table-cell table:style-name="表39.A2" office:value-type="string">
            <text:p text:style-name="P26">合計</text:p>
          </table:table-cell>
          <table:table-cell table:style-name="表39.B2" office:value-type="string">
            <text:p text:style-name="P27"><text:s/>￥XXX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8.XX(月) ~ 2020.8.XX(日)</text:p>
      <text:p text:style-name="P14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19">提出です。</text:span></text:p>
      <text:p text:style-name="P6">よろしくお願いします。</text:p>
      <text:p text:style-name="Text_20_body"/>
      <text:p text:style-name="P6">岩淵</text:p>
      <text:p text:style-name="Text_20_body"><text:soft-page-break/></text:p>
      <text:p text:style-name="P19"><text:span text:style-name="T1">----------- </text:span><text:span text:style-name="T2">提出（</text:span><text:span text:style-name="T13"> </text:span><text:span text:style-name="T12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3253864267523562206" text:style-name="L3">
        <text:list-item>
          <text:p text:style-name="P55">image file</text:p>
          <text:list>
            <text:list-item>
              <text:p text:style-name="P55">copy to : C:\WORKS_2\WS\WS_Others\towa_corpo</text:p>
            </text:list-item>
            <text:list-item>
              <text:p text:style-name="P55">change → file name</text:p>
            </text:list-item>
            <text:list-item>
              <text:p text:style-name="P55">DUP</text:p>
            </text:list-item>
            <text:list-item>
              <text:p text:style-name="P55">open the orig with paint</text:p>
            </text:list-item>
            <text:list-item>
              <text:p text:style-name="P55">change size → 25 % (<office:annotation office:name="__Annotation__14902_534617985"><dc:creator>iwabuchi ken</dc:creator><dc:date>2020-02-03T15:01:30.76</dc:date><text:p text:style-name="P73"><text:span text:style-name="T30">680 ==&gt; about</text:span></text:p></office:annotation>40 %, 680KB~<office:annotation-end office:name="__Annotation__14902_534617985"/>)</text:p>
            </text:list-item>
            <text:list-item>
              <text:p text:style-name="P55">close paint</text:p>
            </text:list-item>
          </text:list>
        </text:list-item>
        <text:list-item>
          <text:p text:style-name="P56">email<text:span text:style-name="T22"> </text:span><text:span text:style-name="T21">###</text:span></text:p>
          <text:list>
            <text:list-item>
              <text:p text:style-name="P56">C – N (new mail)</text:p>
            </text:list-item>
            <text:list-item>
              <text:p text:style-name="P56">attach image file</text:p>
            </text:list-item>
            <text:list-item>
              <text:p text:style-name="P56">open in-mail image file</text:p>
            </text:list-item>
            <text:list-item>
              <text:p text:style-name="P56">validate</text:p>
              <text:list>
                <text:list-item>
                  <text:p text:style-name="P56"><text:soft-page-break/>終了時刻</text:p>
                </text:list-item>
                <text:list-item>
                  <text:p text:style-name="P56">職長サイン</text:p>
                </text:list-item>
              </text:list>
            </text:list-item>
          </text:list>
        </text:list-item>
        <text:list-item>
          <text:p text:style-name="P55">doc</text:p>
          <text:list>
            <text:list-item>
              <text:p text:style-name="P55">prev lines → DUP</text:p>
            </text:list-item>
            <text:list-item>
              <text:p text:style-name="P55">enter data</text:p>
              <text:list>
                <text:list-item>
                  <text:p text:style-name="P56">作業について</text:p>
                  <text:list>
                    <text:list-item>
                      <text:p text:style-name="P55">作業日</text:p>
                    </text:list-item>
                    <text:list-item>
                      <text:p text:style-name="P55">発注者</text:p>
                    </text:list-item>
                    <text:list-item>
                      <text:p text:style-name="P55">工事件名</text:p>
                    </text:list-item>
                    <text:list-item>
                      <text:p text:style-name="P56">作業時間</text:p>
                    </text:list-item>
                  </text:list>
                </text:list-item>
                <text:list-item>
                  <text:p text:style-name="P56">タイトル文字列</text:p>
                </text:list-item>
              </text:list>
            </text:list-item>
          </text:list>
        </text:list-item>
        <text:list-item>
          <text:p text:style-name="P71">email</text:p>
          <text:list>
            <text:list-item>
              <text:p text:style-name="P71">C/P</text:p>
              <text:list>
                <text:list-item>
                  <text:p text:style-name="P72">本文</text:p>
                </text:list-item>
                <text:list-item>
                  <text:p text:style-name="P71">subject</text:p>
                </text:list-item>
              </text:list>
            </text:list-item>
            <text:list-item>
              <text:p text:style-name="P71">validate</text:p>
              <text:list>
                <text:list-item>
                  <text:p text:style-name="P55">作業日</text:p>
                </text:list-item>
                <text:list-item>
                  <text:p text:style-name="P55">発注者</text:p>
                </text:list-item>
                <text:list-item>
                  <text:p text:style-name="P55">工事件名</text:p>
                </text:list-item>
                <text:list-item>
                  <text:p text:style-name="P56">作業時間</text:p>
                </text:list-item>
              </text:list>
            </text:list-item>
            <text:list-item>
              <text:p text:style-name="P72">F6 (“To”) → “yoko” &gt; Ret</text:p>
            </text:list-item>
            <text:list-item>
              <text:p text:style-name="P72">C – Ret (send)</text:p>
            </text:list-item>
            <text:list-item>
              <text:p text:style-name="P72">review → sent mail</text:p>
              <text:list>
                <text:list-item>
                  <text:p text:style-name="P72">送信先</text:p>
                </text:list-item>
                <text:list-item>
                  <text:p text:style-name="P72">日付</text:p>
                  <text:list>
                    <text:list-item>
                      <text:p text:style-name="P72">日報に書いた日付</text:p>
                    </text:list-item>
                    <text:list-item>
                      <text:p text:style-name="P72"><text:soft-page-break/>メールの「件名」の日付（日報のそれと同じか？）</text:p>
                    </text:list-item>
                  </text:list>
                </text:list-item>
                <text:list-item>
                  <text:p text:style-name="P72">サイン</text:p>
                  <text:list>
                    <text:list-item>
                      <text:p text:style-name="P72">職長</text:p>
                    </text:list-item>
                    <text:list-item>
                      <text:p text:style-name="P72">発注者</text:p>
                    </text:list-item>
                  </text:list>
                </text:list-item>
                <text:list-item>
                  <text:p text:style-name="P72">時間</text:p>
                  <text:list>
                    <text:list-item>
                      <text:p text:style-name="P72">開始</text:p>
                    </text:list-item>
                    <text:list-item>
                      <text:p text:style-name="P72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doc</text:p>
          <text:list>
            <text:list-item>
              <text:p text:style-name="P72">move → “@@@” string</text:p>
            </text:list-item>
          </text:list>
        </text:list-item>
      </text:list>
      <text:p text:style-name="P42"/>
      <text:p text:style-name="P3">/-------------------------------------------------------- [/STEPS] 20190602_101421</text:p>
      <text:p text:style-name="Text_20_body"/>
      <text:p text:style-name="P4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34"/>
          </table:table-cell>
          <table:table-cell table:style-name="表70.B1" office:value-type="string">
            <text:p text:style-name="P34">image file (<text:span text:style-name="T19">日報）</text:span></text:p>
            <text:list xml:id="list8479059305818245241" text:style-name="L4">
              <text:list-item>
                <text:p text:style-name="P58">copy</text:p>
                <text:list>
                  <text:list-item>
                    <text:p text:style-name="P58">from C:\WORKS_2\WS\WS_Cake_IFM11\iphone_to_upload</text:p>
                  </text:list-item>
                  <text:list-item>
                    <text:p text:style-name="P58">to <text:s/>==&gt; C:\WORKS_2\WS\WS_Others\towa_corpo</text:p>
                  </text:list-item>
                </text:list>
              </text:list-item>
              <text:list-item>
                <text:p text:style-name="P58">name ==&gt; change</text:p>
                <text:list>
                  <text:list-item>
                    <text:p text:style-name="P58">【作業員　岩淵謙 <text:s/>日報連絡】 2020.7.4.土 2020.7.6.月.jpg</text:p>
                  </text:list-item>
                </text:list>
              </text:list-item>
              <text:list-item>
                <text:p text:style-name="P58">open file (f1)</text:p>
              </text:list-item>
              <text:list-item>
                <text:p text:style-name="P58">DUP</text:p>
              </text:list-item>
              <text:list-item>
                <text:p text:style-name="P58">f1 ==&gt; paint</text:p>
              </text:list-item>
              <text:list-item>
                <text:p text:style-name="P58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34"/>
          </table:table-cell>
          <table:table-cell table:style-name="表70.B2" office:value-type="string">
            <text:p text:style-name="P35">交通費請求書</text:p>
            <text:list xml:id="list8702188428390117067" text:style-name="L5">
              <text:list-item>
                <text:p text:style-name="P59">DUP : 交通費請求書.用紙.orig.jpg</text:p>
              </text:list-item>
              <text:list-item>
                <text:p text:style-name="P59">name ==&gt; change : 【作業員　岩淵謙 <text:s/>交通費請求書】 2020.7.6(月) ~ 2020.7.12(日).jpg</text:p>
              </text:list-item>
              <text:list-item>
                <text:p text:style-name="P59">open file</text:p>
              </text:list-item>
              <text:list-item>
                <text:p text:style-name="P59">M – o &gt; ↓ &gt; Ret (paint)</text:p>
              </text:list-item>
              <text:list-item>
                <text:p text:style-name="P59">入力</text:p>
              </text:list-item>
              <text:list-item>
                <text:p text:style-name="P59">DUP</text:p>
              </text:list-item>
              <text:list-item>
                <text:p text:style-name="P59">M – o &gt; “70” &gt; Ret (size change)</text:p>
              </text:list-item>
              <text:list-item>
                <text:p text:style-name="P59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34"/>
          </table:table-cell>
          <table:table-cell table:style-name="表70.B2" office:value-type="string">
            <text:p text:style-name="P34">email</text:p>
            <text:list xml:id="list4985765900015334012" text:style-name="L6">
              <text:list-item>
                <text:p text:style-name="P61">start mailer</text:p>
              </text:list-item>
              <text:list-item>
                <text:p text:style-name="P61">new mail</text:p>
              </text:list-item>
              <text:list-item>
                <text:p text:style-name="P61">C – S – a &gt; choose file &gt; Ret (append)</text:p>
              </text:list-item>
              <text:list-item>
                <text:p text:style-name="P61">open ==&gt; appended files (<text:span text:style-name="T19">日報、交通費)</text:span></text:p>
              </text:list-item>
              <text:list-item>
                <text:p text:style-name="P60">C/P</text:p>
                <text:list>
                  <text:list-item>
                    <text:p text:style-name="P60">本文</text:p>
                  </text:list-item>
                  <text:list-item>
                    <text:p text:style-name="P60"><text:soft-page-break/>タイトル</text:p>
                  </text:list-item>
                </text:list>
              </text:list-item>
              <text:list-item>
                <text:p text:style-name="P60">“send” : “yoko” &gt; Ret (autofill)</text:p>
              </text:list-item>
              <text:list-item>
                <text:p text:style-name="P60">validate</text:p>
                <text:list>
                  <text:list-item>
                    <text:p text:style-name="P60">append ==&gt; 2 files</text:p>
                  </text:list-item>
                  <text:list-item>
                    <text:p text:style-name="P60">subject</text:p>
                    <text:list>
                      <text:list-item>
                        <text:p text:style-name="P60">期間</text:p>
                      </text:list-item>
                      <text:list-item>
                        <text:p text:style-name="P60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60">C – Ret (send)</text:p>
              </text:list-item>
              <text:list-item>
                <text:p text:style-name="P60">validate</text:p>
                <text:list>
                  <text:list-item>
                    <text:p text:style-name="P60">attached files</text:p>
                  </text:list-item>
                  <text:list-item>
                    <text:p text:style-name="P60">宛先</text:p>
                  </text:list-item>
                  <text:list-item>
                    <text:p text:style-name="P60">タイトル</text:p>
                    <text:list>
                      <text:list-item>
                        <text:p text:style-name="P60">期間</text:p>
                      </text:list-item>
                      <text:list-item>
                        <text:p text:style-name="P60">内容</text:p>
                      </text:list-item>
                    </text:list>
                  </text:list-item>
                  <text:list-item>
                    <text:p text:style-name="P60">本文</text:p>
                    <text:list>
                      <text:list-item>
                        <text:p text:style-name="P60">送るものについての文。</text:p>
                      </text:list-item>
                      <text:list-item>
                        <text:p text:style-name="P60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4"/>
      <text:p text:style-name="P4"/>
      <text:p text:style-name="P4"/>
      <text:p text:style-name="P4">/ -------------------------------------------------------- [STEPS] 20200718_160951 /</text:p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7-31T16:54:25.19</dc:date>
    <dc:creator>iwabuchi ken</dc:creator>
    <meta:editing-duration>PT15H41M</meta:editing-duration>
    <meta:editing-cycles>102</meta:editing-cycles>
    <meta:generator>OpenOffice/4.1.3$Win32 OpenOffice.org_project/413m1$Build-9783</meta:generator>
    <meta:document-statistic meta:table-count="79" meta:image-count="0" meta:object-count="0" meta:page-count="41" meta:paragraph-count="1614" meta:word-count="8700" meta:character-count="18614"/>
  </office:meta>
</office:document-meta>
</file>